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85.01pt"/>
    </style:style>
    <style:style style:name="co7" style:family="table-column">
      <style:table-column-properties fo:break-before="auto" style:column-width="112.45pt"/>
    </style:style>
    <style:style style:name="co8" style:family="table-column">
      <style:table-column-properties fo:break-before="auto" style:column-width="421.31pt"/>
    </style:style>
    <style:style style:name="co9" style:family="table-column">
      <style:table-column-properties fo:break-before="auto" style:column-width="64.01pt"/>
    </style:style>
    <style:style style:name="co10" style:family="table-column">
      <style:table-column-properties fo:break-before="auto" style:column-width="119pt"/>
    </style:style>
    <style:style style:name="co11" style:family="table-column">
      <style:table-column-properties fo:break-before="auto" style:column-width="133.94pt"/>
    </style:style>
    <style:style style:name="co12" style:family="table-column">
      <style:table-column-properties fo:break-before="auto" style:column-width="116.96pt"/>
    </style:style>
    <style:style style:name="co13" style:family="table-column">
      <style:table-column-properties fo:break-before="auto" style:column-width="106.16pt"/>
    </style:style>
    <style:style style:name="co14" style:family="table-column">
      <style:table-column-properties fo:break-before="auto" style:column-width="160.75pt"/>
    </style:style>
    <style:style style:name="co15" style:family="table-column">
      <style:table-column-properties fo:break-before="auto" style:column-width="96.86pt"/>
    </style:style>
    <style:style style:name="co16" style:family="table-column">
      <style:table-column-properties fo:break-before="auto" style:column-width="67.44pt"/>
    </style:style>
    <style:style style:name="ro1" style:family="table-row">
      <style:table-row-properties style:row-height="53.74pt" fo:break-before="auto" style:use-optimal-row-height="false"/>
    </style:style>
    <style:style style:name="ro2" style:family="table-row">
      <style:table-row-properties style:row-height="67.49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47.75pt" fo:break-before="auto" style:use-optimal-row-height="true"/>
    </style:style>
    <style:style style:name="ro6" style:family="table-row">
      <style:table-row-properties style:row-height="191.25pt" fo:break-before="auto" style:use-optimal-row-height="true"/>
    </style:style>
    <style:style style:name="ro7" style:family="table-row">
      <style:table-row-properties style:row-height="729.1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416.24pt" fo:break-before="auto" style:use-optimal-row-height="true"/>
    </style:style>
    <style:style style:name="ro10" style:family="table-row">
      <style:table-row-properties style:row-height="438.75pt" fo:break-before="auto" style:use-optimal-row-height="true"/>
    </style:style>
    <style:style style:name="ro11" style:family="table-row">
      <style:table-row-properties style:row-height="438.04pt" fo:break-before="auto" style:use-optimal-row-height="true"/>
    </style:style>
    <style:style style:name="ro12" style:family="table-row">
      <style:table-row-properties style:row-height="169.4pt" fo:break-before="auto" style:use-optimal-row-height="true"/>
    </style:style>
    <style:style style:name="ro13" style:family="table-row">
      <style:table-row-properties style:row-height="90pt" fo:break-before="auto" style:use-optimal-row-height="true"/>
    </style:style>
    <style:style style:name="ro14" style:family="table-row">
      <style:table-row-properties style:row-height="337.29pt" fo:break-before="auto" style:use-optimal-row-height="true"/>
    </style:style>
    <style:style style:name="ro15" style:family="table-row">
      <style:table-row-properties style:row-height="102.19pt" fo:break-before="auto" style:use-optimal-row-height="true"/>
    </style:style>
    <style:style style:name="ro16" style:family="table-row">
      <style:table-row-properties style:row-height="90.99pt" fo:break-before="auto" style:use-optimal-row-height="true"/>
    </style:style>
    <style:style style:name="ro17" style:family="table-row">
      <style:table-row-properties style:row-height="180.54pt" fo:break-before="auto" style:use-optimal-row-height="true"/>
    </style:style>
    <style:style style:name="ro18" style:family="table-row">
      <style:table-row-properties style:row-height="124.61pt" fo:break-before="auto" style:use-optimal-row-height="true"/>
    </style:style>
    <style:style style:name="ro19" style:family="table-row">
      <style:table-row-properties style:row-height="326.1pt" fo:break-before="auto" style:use-optimal-row-height="true"/>
    </style:style>
    <style:style style:name="ro20" style:family="table-row">
      <style:table-row-properties style:row-height="112.51pt" fo:break-before="auto" style:use-optimal-row-height="true"/>
    </style:style>
    <style:style style:name="ro21" style:family="table-row">
      <style:table-row-properties style:row-height="393.25pt" fo:break-before="auto" style:use-optimal-row-height="true"/>
    </style:style>
    <style:style style:name="ro22" style:family="table-row">
      <style:table-row-properties style:row-height="57.46pt" fo:break-before="auto" style:use-optimal-row-height="true"/>
    </style:style>
    <style:style style:name="ro23" style:family="table-row">
      <style:table-row-properties style:row-height="113.41pt" fo:break-before="auto" style:use-optimal-row-height="true"/>
    </style:style>
    <style:style style:name="ro24" style:family="table-row">
      <style:table-row-properties style:row-height="572.34pt" fo:break-before="auto" style:use-optimal-row-height="true"/>
    </style:style>
    <style:style style:name="ro25" style:family="table-row">
      <style:table-row-properties style:row-height="81.1pt" fo:break-before="auto" style:use-optimal-row-height="true"/>
    </style:style>
    <style:style style:name="ro26" style:family="table-row">
      <style:table-row-properties style:row-height="147pt" fo:break-before="auto" style:use-optimal-row-height="true"/>
    </style:style>
    <style:style style:name="ro27" style:family="table-row">
      <style:table-row-properties style:row-height="158.2pt" fo:break-before="auto" style:use-optimal-row-height="true"/>
    </style:style>
    <style:style style:name="ro28" style:family="table-row">
      <style:table-row-properties style:row-height="359.69pt" fo:break-before="auto" style:use-optimal-row-height="true"/>
    </style:style>
    <style:style style:name="ro29" style:family="table-row">
      <style:table-row-properties style:row-height="236.55pt" fo:break-before="auto" style:use-optimal-row-height="true"/>
    </style:style>
    <style:style style:name="ro30" style:family="table-row">
      <style:table-row-properties style:row-height="214.16pt" fo:break-before="auto" style:use-optimal-row-height="true"/>
    </style:style>
    <style:style style:name="ro31" style:family="table-row">
      <style:table-row-properties style:row-height="202.96pt" fo:break-before="auto" style:use-optimal-row-height="true"/>
    </style:style>
    <style:style style:name="ro32" style:family="table-row">
      <style:table-row-properties style:row-height="46.26pt" fo:break-before="auto" style:use-optimal-row-height="true"/>
    </style:style>
    <style:style style:name="ro33" style:family="table-row">
      <style:table-row-properties style:row-height="225.3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fo:border="0.06pt solid #000000" style:vertical-align="middle"/>
      <style:paragraph-properties fo:text-align="start" fo:margin-left="0pt"/>
    </style:style>
    <style:style style:name="ce3" style:family="table-cell" style:parent-style-name="Default">
      <style:table-cell-properties fo:border="0.06pt solid #000000" style:vertical-align="middle"/>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94" style:family="table-cell" style:parent-style-name="Default">
      <style:table-cell-properties fo:border="0.06pt solid #000000" style:vertical-align="middle"/>
    </style:style>
    <style:style style:name="ce14"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fo:font-weight="bold" style:font-name-asian="DejaVu Sans2" style:font-weight-asian="bold" style:font-name-complex="DejaVu Sans2" style:font-weight-complex="bold"/>
    </style:style>
    <style:style style:name="ce28"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fo:font-weight="bold" style:font-name-asian="DejaVu Sans" style:font-weight-asian="bold" style:font-name-complex="DejaVu Sans" style:font-weight-complex="bold"/>
    </style:style>
    <style:style style:name="ce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bold" style:font-weight-asian="bold" style:font-weight-complex="bold"/>
    </style:style>
    <style:style style:name="ce212" style:family="table-cell" style:parent-style-name="Default">
      <style:table-cell-properties fo:background-color="transparent" fo:wrap-option="wrap" fo:border="0.06pt solid #000000" style:vertical-align="middle"/>
    </style:style>
    <style:style style:name="ce213" style:family="table-cell" style:parent-style-name="Default">
      <style:table-cell-properties fo:border="0.06pt solid #000000"/>
    </style:style>
    <style:style style:name="ce32"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44"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55" style:family="table-cell" style:parent-style-name="Default">
      <style:table-cell-properties fo:background-color="transparent"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3"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4"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90"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124" style:family="table-cell" style:parent-style-name="Default">
      <style:table-cell-properties style:text-align-source="fix" style:repeat-content="false" fo:border="0.06pt solid #000000" style:vertical-align="middle"/>
      <style:paragraph-properties fo:text-align="center" fo:margin-left="0pt"/>
      <style:text-properties fo:color="#000000"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134" style:family="table-cell" style:parent-style-name="Default">
      <style:table-cell-properties style:text-align-source="fix" style:repeat-content="false" fo:border="0.06pt solid #000000" style:vertical-align="middle"/>
      <style:paragraph-properties fo:text-align="center"/>
      <style:text-properties fo:color="#000000"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color="#72bf44"/>
    </style:style>
    <style:style style:name="T3" style:family="text">
      <style:text-properties fo:color="#ce181e"/>
    </style:style>
    <style:style style:name="T4" style:family="text">
      <style:text-properties style:font-name="DejaVu Sans" style:font-name-asian="DejaVu Sans" style:font-name-complex="DejaVu Sans"/>
    </style:style>
    <style:style style:name="T5" style:family="text">
      <style:text-properties fo:font-weight="normal" style:font-weight-asian="normal" style:font-weight-complex="normal"/>
    </style:style>
    <style:style style:name="T6"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DejaVu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8" style:family="text">
      <style:text-properties style:font-weight-asian="bold" style:font-weight-complex="bold"/>
    </style:style>
    <style:style style:name="T9" style:family="text">
      <style:text-properties style:font-name="DejaVu Sans" style:font-name-asian="DejaVu Sans" style:font-name-complex="DejaVu Sans" style:font-weight-asian="bold" style:font-weight-complex="bold"/>
    </style:style>
    <style:style style:name="T10" style:family="text">
      <style:text-properties style:font-name="DejaVu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complex="DejaVu Sans" style:language-asian="zh" style:country-asian="CN"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name="DejaVu Sans" style:text-overline-style="none" style:text-overline-color="font-color" style:font-name-asian="DejaVu Sans" style:font-relief="none" style:text-emphasize="none" style:font-style-complex="normal" style:font-style-asian="normal" style:font-weight-complex="normal" style:font-weight-asian="normal" style:font-size-complex="10pt" style:font-size-asian="10pt" fo:font-size="10pt"/>
    </style:style>
    <style:style style:name="T12" style:family="text">
      <style:text-properties style:font-name-complex="DejaVu Sans" style:language-asian="zh" style:country-asian="CN" style:text-underline-style="none" style:text-underline-color="font-color" style:text-line-through-type="none" fo:font-style="normal" style:text-outline="false" fo:text-shadow="none" style:text-line-through-mode="continuous" fo:language="en" fo:country="US" style:language-complex="hi" style:country-complex="IN" style:font-name="DejaVu Sans" style:text-overline-style="none" style:text-overline-color="font-color" style:font-name-asian="DejaVu Sans" style:font-relief="none" style:text-emphasize="none" style:font-style-complex="normal" style:font-style-asian="normal" style:font-size-complex="10pt" style:font-size-asian="10pt" fo:font-size="10pt" fo:font-weight="bold" style:font-weight-asian="bold" style:font-weight-complex="bold"/>
    </style:style>
    <style:style style:name="T13" style:family="text">
      <style:text-properties style:font-name-complex="DejaVu Sans" style:language-asian="zh" style:country-asian="CN" style:text-underline-style="none" style:text-underline-color="font-color" style:text-line-through-type="none" fo:font-style="normal" style:text-outline="false" fo:text-shadow="none" style:text-line-through-mode="continuous" fo:language="en" fo:country="US" style:language-complex="hi" style:country-complex="IN" style:font-name="DejaVu Sans" style:text-overline-style="none" style:text-overline-color="font-color" style:font-name-asian="DejaVu Sans" style:font-relief="none" style:text-emphasize="none" style:font-style-complex="normal" style:font-style-asian="normal" style:font-size-complex="10pt" style:font-size-asian="10pt" fo:font-size="10pt" fo:font-weight="normal" style:font-weight-asian="normal" style:font-weight-complex="normal"/>
    </style:style>
    <style:style style:name="T14" style:family="text">
      <style:text-properties style:text-overline-style="none" style:text-overline-color="font-color" fo:language="en" fo:country="US" fo:font-size="10pt" style:font-name-complex="DejaVu Sans" style:language-complex="hi" style:country-complex="IN" fo:font-weight="normal" style:text-underline-style="none" style:text-underline-color="font-color" style:text-line-through-type="none" fo:font-style="normal" style:text-outline="false" fo:text-shadow="none" style:text-line-through-mode="continuous" style:text-emphasize="none" style:font-style-complex="normal" style:font-style-asian="normal" style:font-weight-complex="normal" style:font-weight-asian="normal" style:font-size-complex="10pt" style:font-size-asian="10pt" style:font-name-asian="DejaVu Sans" style:language-asian="zh" style:country-asian="CN" style:font-name="DejaVu Sans" style:font-relief="none"/>
    </style:style>
    <style:style style:name="T15" style:family="text">
      <style:text-properties style:text-overline-style="none" style:text-overline-color="font-color" fo:language="en" fo:country="US" fo:font-size="10pt" style:font-name-complex="DejaVu 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DejaVu Sans" style:language-asian="zh" style:country-asian="CN" style:font-name="DejaVu Sans" style:font-relief="none" fo:font-weight="bold" style:font-weight-asian="bold" style:font-weight-complex="bold"/>
    </style:style>
    <style:style style:name="T16" style:family="text">
      <style:text-properties style:text-overline-style="none" style:text-overline-color="font-color" fo:language="en" fo:country="US" fo:font-size="10pt" style:font-name-complex="DejaVu Sans" style:language-complex="hi" style:country-complex="IN" style:text-underline-style="none" style:text-underline-color="font-color" style:text-line-through-type="none" fo:font-style="normal" style:text-outline="false" fo:text-shadow="none" style:text-line-through-mode="continuous" style:text-emphasize="none" style:font-style-complex="normal" style:font-style-asian="normal" style:font-size-complex="10pt" style:font-size-asian="10pt" style:font-name-asian="DejaVu Sans" style:language-asian="zh" style:country-asian="CN" style:font-name="DejaVu Sans" style:font-relief="none" fo:font-weight="normal" style:font-weight-asian="normal" style:font-weight-complex="normal"/>
    </style:style>
    <style:style style:name="T17" style:family="text">
      <style:text-properties fo:font-size="10pt" style:font-name="DejaVu Sans" style:font-relief="none" style:text-emphasize="none" style:font-style-complex="normal" style:font-style-asian="normal" style:font-weight-complex="normal" style:font-weight-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8" style:family="text">
      <style:text-properties fo:font-size="10pt" style:font-name="DejaVu Sans" style:font-relief="none" style:text-emphasize="none" style:font-style-complex="normal" style:font-style-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19" style:family="text">
      <style:text-properties fo:font-size="10pt" style:font-name="DejaVu Sans" style:font-relief="none" style:text-emphasize="none" style:font-style-complex="normal" style:font-style-asian="normal"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20"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font-size="10pt" style:font-relief="none" style:font-style-complex="normal" style:font-weight-complex="normal" style:font-size-complex="10pt" style:font-name-complex="DejaVu Sans" style:language-complex="hi" style:country-complex="IN" fo:language="en" fo:country="US" fo:text-shadow="none" fo:font-style="normal" style:text-underline-style="none" style:text-underline-color="font-color" style:font-size-asian="10pt" style:font-name="DejaVu Sans" fo:font-weight="normal" style:text-line-through-type="none" style:text-outline="false" style:text-line-through-mode="continuous" style:language-asian="zh" style:country-asian="CN" style:font-name-asian="DejaVu Sans" style:font-weight-asian="normal" style:font-style-asian="normal" style:text-emphasize="none" style:text-overline-style="none" style:text-overline-color="font-color"/>
    </style:style>
    <style:style style:name="T22" style:family="text">
      <style:text-properties fo:font-size="10pt" style:text-overline-style="none" style:text-overline-color="font-color" style:text-emphasize="none" style:font-style-asian="normal" style:font-weight-asian="normal" style:font-name-asian="DejaVu Sans" style:language-asian="zh" style:country-asian="CN" style:text-line-through-mode="continuous" style:text-outline="false" style:text-line-through-type="none" fo:font-weight="normal" style:font-size-asian="10pt" style:font-name="DejaVu Sans" style:text-underline-style="none" style:text-underline-color="font-color" fo:font-style="normal" fo:text-shadow="none" fo:language="en" fo:country="US" style:language-complex="hi" style:country-complex="IN" style:font-name-complex="DejaVu Sans" style:font-size-complex="10pt" style:font-weight-complex="normal" style:font-style-complex="normal" style:font-relief="none"/>
    </style:style>
    <style:style style:name="T23" style:family="text">
      <style:text-properties style:font-name="DejaVu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DejaVu Sans" style:language-complex="hi" style:country-complex="IN" style:font-name-asian="DejaVu Sans"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24" style:family="text">
      <style:text-properties style:font-weight-complex="bold" style:font-weight-asian="bold" fo:font-weight="bold"/>
    </style:style>
    <style:style style:name="T25"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64"/>
        <table:table-column table:style-name="co9" table:default-cell-style-name="ce42"/>
        <table:table-column table:style-name="co10" table:default-cell-style-name="ce42"/>
        <table:table-column table:style-name="co11" table:default-cell-style-name="ce90"/>
        <table:table-column table:style-name="co12" table:default-cell-style-name="ce42"/>
        <table:table-column table:style-name="co13" table:default-cell-style-name="ce44"/>
        <table:table-column table:style-name="co12" table:default-cell-style-name="ce44"/>
        <table:table-column table:style-name="co14" table:default-cell-style-name="ce44"/>
        <table:table-column table:style-name="co12" table:default-cell-style-name="ce44"/>
        <table:table-column table:style-name="co15" table:default-cell-style-name="ce44"/>
        <table:table-column table:style-name="co12" table:default-cell-style-name="ce44"/>
        <table:table-column table:style-name="co16" table:default-cell-style-name="ce44"/>
        <table:table-column table:style-name="co12" table:default-cell-style-name="ce44"/>
        <table:table-column table:style-name="co14" table:default-cell-style-name="ce44"/>
        <table:table-column table:style-name="co9" table:number-columns-repeated="17" table:default-cell-style-name="ce44"/>
        <table:table-column table:style-name="co9" table:number-columns-repeated="984" table:default-cell-style-name="ce213"/>
        <table:table-row table:style-name="ro1">
          <table:table-cell table:style-name="ce1" office:value-type="string" calcext:value-type="string" table:number-columns-spanned="3" table:number-rows-spanned="2">
            <text:p><text:span text:style-name="T1">Vysvetlivky</text:span></text:p>
            <text:p/>
            <text:p>Podfarbenie bunky:</text:p>
            <text:p>-<text:span text:style-name="T2">zelená</text:span> – zariadenie je použíteľné</text:p>
            <text:p>-biela – zariadenie nespĺňa podmienky na použitie v topológii</text:p>
            <text:p>-<text:span text:style-name="T3">červená</text:span> – zariadenie nefunguje</text:p>
            <text:p/>
            <text:p>Hrubo zvýraznený názov v stĺpci “Názov súboru” indikuje zariadenie, ktoré je momentálne na EVE-ng serveri</text:p>
            <text:p>nastavené ako primárne a používa sa v topolǵiách.</text:p>
          </table:table-cell>
          <table:covered-table-cell table:style-name="ce14"/>
          <table:covered-table-cell table:style-name="ce3"/>
          <table:table-cell table:style-name="ce194"/>
          <table:table-cell table:style-name="ce44"/>
          <table:table-cell table:style-name="ce227" office:value-type="string" calcext:value-type="string" table:number-columns-spanned="3" table:number-rows-spanned="1">
            <text:p>EVE-ng 2.0.3-84</text:p>
          </table:table-cell>
          <table:covered-table-cell table:style-name="ce4"/>
          <table:covered-table-cell/>
          <table:table-cell table:style-name="ce4" office:value-type="string" calcext:value-type="string" table:number-columns-spanned="3" table:number-rows-spanned="1">
            <text:p>GNS3 2.0.3 VM (klient 2.0.3)</text:p>
          </table:table-cell>
          <table:covered-table-cell table:number-columns-repeated="2"/>
          <table:table-cell table:style-name="ce124" office:value-type="string" calcext:value-type="string" table:number-columns-spanned="2" table:number-rows-spanned="1">
            <text:p>EVE-ng 2.0.3-86 (ISO)</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134" office:value-type="string" calcext:value-type="string" table:number-columns-spanned="2" table:number-rows-spanned="1">
            <text:p>EVE-ng 2.0.3-86 (Ubuntu + gns3 balíček)</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1"/>
        </table:table-row>
        <table:table-row table:style-name="ro2">
          <table:covered-table-cell table:style-name="ce3"/>
          <table:covered-table-cell table:style-name="ce14"/>
          <table:covered-table-cell table:style-name="ce3"/>
          <table:table-cell table:style-name="ce194"/>
          <table:table-cell table:style-name="ce44"/>
          <table:table-cell table:style-name="ce32" office:value-type="string" calcext:value-type="string" table:number-columns-spanned="3" table:number-rows-spanned="1">
            <text:p>Vmware</text:p>
            <text:p>16 CPU</text:p>
            <text:p>64GB RAM</text:p>
          </table:table-cell>
          <table:covered-table-cell table:style-name="ce53"/>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4">Fyzický server</text:span></text:p>
            <text:p><text:span text:style-name="T4">Asus RS260-E4/RX8</text:span></text:p>
            <text:p><text:span text:style-name="T4">Codename “Vysavač”</text:span></text:p>
            <text:p><text:span text:style-name="T4">2x4 (Intel Xeon 5410)</text:span></text:p>
            <text:p><text:span text:style-name="T4">48GB RAM</text:span></text:p>
            <text:p><text:span text:style-name="T4">Ubuntu 16.04 x64</text:span></text:p>
          </table:table-cell>
          <table:covered-table-cell/>
          <table:table-cell table:style-name="ce276" office:value-type="string" calcext:value-type="string" table:number-columns-spanned="2" table:number-rows-spanned="1">
            <text:p><text:span text:style-name="T4">Fyzický server</text:span></text:p>
            <text:p><text:span text:style-name="T4">Asus RS260-E4/RX8</text:span></text:p>
            <text:p><text:span text:style-name="T4">Codename “Vysavač”</text:span></text:p>
            <text:p><text:span text:style-name="T4">2x4 (Intel Xeon 5410)</text:span></text:p>
            <text:p><text:span text:style-name="T4">48GB RAM</text:span></text:p>
            <text:p><text:span text:style-name="T4">Ubuntu 16.04 x64</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4">Fyzický server</text:span></text:p>
            <text:p><text:span text:style-name="T4">Asus RS260-E4/RX8</text:span></text:p>
            <text:p><text:span text:style-name="T4">Codename “Vysavač”</text:span></text:p>
            <text:p><text:span text:style-name="T4">2x4 (Intel Xeon 5410)</text:span></text:p>
            <text:p><text:span text:style-name="T4">48GB RAM</text:span></text:p>
            <text:p><text:span text:style-name="T4">Ubuntu 16.04 x64</text:span></text:p>
          </table:table-cell>
          <table:covered-table-cell/>
          <table:table-cell table:number-columns-repeated="1001"/>
        </table:table-row>
        <table:table-row table:style-name="ro3">
          <table:table-cell table:style-name="ce4" office:value-type="string" calcext:value-type="string">
            <text:p>Zariadenie</text:p>
          </table:table-cell>
          <table:table-cell table:style-name="ce204" office:value-type="string" calcext:value-type="string">
            <text:p>Platforma</text:p>
          </table:table-cell>
          <table:table-cell table:style-name="ce4" office:value-type="string" calcext:value-type="string">
            <text:p>Názov súboru</text:p>
          </table:table-cell>
          <table:table-cell table:style-name="ce32" office:value-type="string" calcext:value-type="string">
            <text:p>Spôsob virtualizácie</text:p>
          </table:table-cell>
          <table:table-cell table:style-name="ce32" office:value-type="string" calcext:value-type="string">
            <text:p>Predvolené prihlasovacie údaje</text:p>
          </table:table-cell>
          <table:table-cell table:style-name="ce32" office:value-type="string" calcext:value-type="string">
            <text:p>Spôsob pripojenia</text:p>
          </table:table-cell>
          <table:table-cell table:style-name="ce4" office:value-type="string" calcext:value-type="string">
            <text:p>Úspešné spustenie</text:p>
          </table:table-cell>
          <table:table-cell table:style-name="ce240" office:value-type="string" calcext:value-type="string">
            <text:p>Poznámky</text:p>
          </table:table-cell>
          <table:table-cell table:style-name="ce32" office:value-type="string" calcext:value-type="string">
            <text:p>Spôsob pripojenia</text:p>
          </table:table-cell>
          <table:table-cell table:style-name="ce4" office:value-type="string" calcext:value-type="string">
            <text:p>Úspešné spustenie</text:p>
          </table:table-cell>
          <table:table-cell table:style-name="ce262"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 office:value-type="string" calcext:value-type="string">
            <text:p>Úspešné spustenie</text:p>
          </table:table-cell>
          <table:table-cell table:style-name="ce4" office:value-type="string" calcext:value-type="string">
            <text:p>Poznámky</text:p>
          </table:table-cell>
          <table:table-cell table:style-name="ce42" table:number-columns-repeated="17"/>
          <table:table-cell table:number-columns-repeated="984"/>
        </table:table-row>
        <table:table-row table:style-name="ro4">
          <table:table-cell table:style-name="ce196" office:value-type="string" calcext:value-type="string">
            <text:p>Dynamips</text:p>
          </table:table-cell>
          <table:table-cell table:style-name="ce205"/>
          <table:table-cell table:style-name="ce207"/>
          <table:table-cell table:style-name="ce215" table:number-columns-repeated="3"/>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row>
        <table:table-row table:style-name="ro5">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1">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ODPORUCANE MNOZSTVO RAM: cca. 170 MB (namerane 158 MB MAX)</text:p>
            <text:p/>
            <text:p><text:span text:style-name="T11">-Smerovač </text:span><text:span text:style-name="T12">SA NESMIE REŠTARTOVAŤ </text:span><text:span text:style-name="T13">príkazom</text:span></text:p>
            <text:p/>
            <text:p><text:span text:style-name="T6">  reload </text:span></text:p>
            <text:p/>
            <text:p><text:span text:style-name="T6">Pretože sa po reštarte vypne!</text:span></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3">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1">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 Zrejme som zvolil nespravny typ rozsirujucich kariet.</text:p>
            <text:p/>
            <text:p>    -320 MB     - vsetky rozhrania</text:p>
            <text:p>    -321-352 MB - len 2 FastEthernet</text:p>
            <text:p>    -353+ MB    - nespusti sa</text:p>
            <text:p>    -ODPORUCANE MNOZSTVO RAM: 320 MB</text:p>
            <text:p>    -Aj ked pridelime tomuto Dynamips zariadeniu urcite mnozstvo operacnej pamate, zariadenie zaberie v skutocnosti v operacnej pamati viac (pri 320MB RAM je to cca. 400MB)</text:p>
            <text:p/>
            <text:p><text:span text:style-name="T11">-Smerovač </text:span><text:span text:style-name="T12">SA NESMIE REŠTARTOVAŤ </text:span><text:span text:style-name="T13">príkazom</text:span></text:p>
            <text:p/>
            <text:p><text:span text:style-name="T6">  reload </text:span></text:p>
            <text:p/>
            <text:p><text:span text:style-name="T6">Pretože sa po reštarte vypne!</text:span></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row>
        <table:table-row table:style-name="ro4">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3">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1">c3725-adventerprisek9-mz.124-25d_0x60a800f0_20100818.image</text:span></text:p>
            <text:p/>
            <text:p><text:span text:style-name="T5">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
            <text:p>+po pridani etherswitch modulu podporuje aj vlany, ALE</text:p>
            <text:p/>
            <text:p><text:span text:style-name="T14">-Switch </text:span><text:span text:style-name="T15">NEPREPOSIELA </text:span><text:span text:style-name="T16">prevádzku, </text:span><text:span text:style-name="T15">kým sa na switch nepripojíme a nevykonáme úvodné nastavenia </text:span><text:span text:style-name="T16">t.j.</text:span></text:p>
            <text:p/>
            <text:p><text:span text:style-name="T6">  Would you like to enter the initial configuration dialog? [yes/no]: no</text:span></text:p>
            <text:p/>
            <text:p><text:span text:style-name="T6">  Would you like to terminate autoinstall? [yes]: &lt;stlačíme Enter&gt;</text:span></text:p>
            <text:p/>
            <text:p><text:span text:style-name="T6">Tie inicializujú rozhrania na prepínači a konektivita sa obnoví.</text:span></text:p>
            <text:p/>
            <text:p>+ip adresa sa dá nastaviť aj priamo na Ethernet rozhranie (v porovnaní s Cisco Switchom)</text:p>
            <text:p><text:a xlink:href="https://gns3.com/qa/why-can-t-create-vlan-in-gns-3" xlink:type="simple">https://gns3.com/qa/why-can-t-create-vlan-in-gns-3</text:a></text:p>
            <text:p/>
            <text:p>+podporuje OSPF, BGP, VLAN (automatické dopĺňanie pre VLANy nefunguje, ale napr. príkaz “vlan 100” zoberie)</text:p>
            <text:p/>
            <text:p>+podporuje VFI</text:p>
            <text:p/>
            <text:p>+nepodporuje l2 vpn</text:p>
            <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byt obozretny s pridavnou fast ethernet kartou.</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320 MB     - vsetky rozhrania</text:p>
            <text:p>    -321-352 MB - len 2 FastEthernet</text:p>
            <text:p>    -353+ MB    - nespusti sa</text:p>
            <text:p>    -ODPORUCANE MNOZSTVO RAM: 320 MB</text:p>
            <text:p>    -Aj ked pridelime tomuto Dynamips zariadeniu urcite mnozstvo operacnej pamate, zariadenie zaberie v skutocnosti v operacnej pamati viac (pri 320MB RAM je to cca. 400MB)</text:p>
            <text:p/>
            <text:p>-Mozna nahrada za c2691 podla</text:p>
            <text:p><text:a xlink:href="https://www.cisco.com/en/US/docs/routers/access/3700/hardware/notes/3725fips.html" xlink:type="simple">https://www.cisco.com/en/US/docs/routers/access/3700/hardware/notes/3725fips.html</text:a></text:p>
            <text:p/>
            <text:p><text:span text:style-name="T11">-Smerovač </text:span><text:span text:style-name="T12">SA NESMIE REŠTARTOVAŤ </text:span><text:span text:style-name="T13">príkazom</text:span></text:p>
            <text:p/>
            <text:p><text:span text:style-name="T6">  reload </text:span></text:p>
            <text:p/>
            <text:p><text:span text:style-name="T6">Pretože sa po reštarte vypne!</text:span></text:p>
            <text:p/>
            <text:p>-Podporované technológie</text:p>
            <text:p><text:a xlink:href="https://www.cisco.com/c/en/us/td/docs/routers/access/interfaces/software/feature/guide/eesm_sw.html#pgfId-1921769" xlink:type="simple">https://www.cisco.com/c/en/us/td/docs/routers/access/interfaces/software/feature/guide/eesm_sw.html#pgfId-1921769</text:a></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8">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row>
        <table:table-row table:style-name="ro9">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4">c7200-adventerprisek9-mz.152-4.M11.image</text:span></text:p>
            <text:p>c7200-advipservicesk9-mz.152-4.S5.image</text:p>
            <text:p>c7200-adventerprisek9-mz.152-4.S6.image</text:p>
            <text:p/>
            <text:p><text:span text:style-name="T1">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4">-predvolená hodnota Idle PC bola nesprávna, čo vyťažovalo jedno jadro CPU na 100% (toto je Dynamips router, takze vytazoval iba jedno jadro naplno) -&gt; bola vypočítaná nová, správna Idle PC hodnota, ktorá bola zaznačená a šablóna bola následne upravená.</text:span></text:p>
            <text:p/>
            <text:p>-ip adresa sa dá nastaviť aj priamo na Ethernet rozhranie (v porovnaní s Cisco Switchom)</text:p>
            <text:p/>
            <text:p><text:span text:style-name="T11">-Smerovač </text:span><text:span text:style-name="T12">SA NESMIE REŠTARTOVAŤ </text:span><text:span text:style-name="T13">príkazom</text:span></text:p>
            <text:p/>
            <text:p><text:span text:style-name="T6">  reload </text:span></text:p>
            <text:p/>
            <text:p><text:span text:style-name="T6">Pretože sa po reštarte vypne!</text:span></text:p>
            <text:p/>
            <text:p>-podporuje OSPF, BGP, VLAN (automatické dopĺňanie pre VLANy nefunguje, ale napr. príkaz “vlan 100” zoberie)</text:p>
            <text:p/>
            <text:p>-podporuje VFI</text:p>
            <text:p><text:a xlink:href="https://www.cisco.com/c/en/us/td/docs/ios/12_0s/feature/guide/fsstitch.html#wp1053876" xlink:type="simple">https://www.cisco.com/c/en/us/td/docs/ios/12_0s/feature/guide/fsstitch.html#wp1053876</text:a></text:p>
            <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
            <text:p>-predvolene rozhranie f0/0 je v half-duplex mode podla "show interfaces f0/0"</text:p>
            <text:p/>
            <text:p>-velmi pravdepodobne su aj vsetky ostatne rozhrania vsetkych pridavnych kariet v half-duplex mode, pretoze sa nezobrazuje hlasenie "duplex mismatch" pri zapojeni predvoleneho rozhrania f0/0 s lubovolnym inym rozhranim z lubovolnej rozsirujucej karty.</text:p>
            <text:p/>
            <text:p>-ODPORUCANE MNOZSTVO RAM: cca. 512 MB (namerane 263 MB MAX)</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4">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row>
        <table:table-row table:style-name="ro10">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text:span text:style-name="T1">i86bi-linux-l3-adventerprisek9-ms-15.7-3.M0a_20171006.bin</text:span></text:p>
            <text:p>i86bi-linux-l3-tpgen-adventerprisek9-12.4_20090615.bin</text:p>
            <text:p>i86bi-linux-l3-tpgen-adventerprisek9-ms-12.4_20090715.bin</text:p>
            <text:p>i86bi-linux-l3-adventerprisek9-15.2-2.3T_20111013.bin</text:p>
            <text:p>i86bi-linux-l3-adventerprisek9-15.3-1.3T_20121025.bin</text:p>
            <text:p>i86bi-linux-l3-adventerprisek9-ms.15.2-4.M1_20120727.bin</text:p>
            <text:p>i86bi-linux-l3-adventerprisek9-ms.15.3-1.3T_20121025.bin</text:p>
            <text:p>i86bi-linux-l3-p-ms-15.0-golden_spike_20121031.bin</text:p>
            <text:p>i86bi-linux-l3-adventerprisek9-15.4-1T_20131123.bin</text:p>
            <text:p>i86bi-linux-l3-adventerprisek9-15.4.1T_20131123.bin</text:p>
            <text:p>i86bi-linux-l3-adventerprisek9-ms.15.4-1T_20131123.bin</text:p>
            <text:p>i86bi-linux-l3-adventerprisek9-ms-15.2-4.M6a_20140415.bin</text:p>
            <text:p>i86bi-linux-l3-adventerprise-ms.15.2-4M6a_20140415.bin</text:p>
            <text:p>i86bi-linux-l3-adventerprisek9-15.4.2T4_20151008.bin</text:p>
            <text:p>i86bi-linux-l3-adventerprisek9-15.5.2T_20150326.bin</text:p>
            <text:p>i86bi-linux-l3-adventerprisek9-ms.15.2.4.S7_20150402.bin</text:p>
            <text:p>i86bi-linux-l3-adventerprisek9-ms-15.6-3.M3a_20170919.bin</text:p>
            <text:p>i86bi-linux-l3-adventerprisek9-ms-15.7-3.M0.1_20170919.bin</text:p>
            <text:p>i86bi-linux-l3-adventerprisek9-ms-15.7-3.M19_20170919.bin</text:p>
            <text:p>i86bi-linux-l3-adventerprise-ms.15.6-3.M3a_20170919.bin</text:p>
            <text:p>i86bi-linux-l3-adventerprise-ms-15.7-3.M0.1_20170919.bin</text:p>
            <text:p>i86bi-linux-l3-adventerprise-ms-15.7-3.M0a_20171006.bin</text:p>
            <text:p>i86bi-linux-l3-adventerprise-ms-15.7-3.M_20170919.bin</text:p>
            <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 Na IOL routroch nejdú VLANy (nemá Etherswitch modul) – viď/ <text:a xlink:href="https://gns3.com/qa/why-can-t-create-vlan-in-gns-3" xlink:type="simple">https://gns3.com/qa/why-can-t-create-vlan-in-gns-3</text:a></text:p>
            <text:p/>
            <text:p><text:span text:style-name="T6">-IOL routre ako jedine v EVE-ng podporuju seriove prepojenia</text:span></text:p>
            <text:p><text:span text:style-name="T6">-mimoriadne rychla odozva - jednotky milisekund (pri pingu z IOL routra na IOL router cez IOL switch prvy krat za 5ms, dalsie razy konstantne za 1ms odozvu)</text:span></text:p>
            <text:p/>
            <text:p><text:span text:style-name="T6">-IOL router sa sprava nedefinovane ak prepojime dva DTE resp. DCE konce. Raz to moze fungovat, inokedy nie.</text:span></text:p>
            <text:p/>
            <text:p>-IOL ROUTRE V EVE-NG MAJU SERIOVE ROZHRANIA ROZDELENE PO STYROCH TAK, ZE KAZDA PARNA SKUPINA JE <text:span text:style-name="T1">DCE</text:span>, A KAZDA NEPARNA SKUPINA <text:span text:style-name="T1">DTE</text:span><text:span text:style-name="T5"> napr. s2/x je DCE ale s3/1 je DTE.</text:span></text:p>
            <text:p/>
            <text:p>-router "i86bi_linux-l3-adventerprisek9-ms.152-4.S7.bin" <text:span text:style-name="T1">ma vsetky Ethernet rozhrania predvolene vo HALF-DUPLEX</text:span> mode. "Duplex mismatch" da vyriesit explicitnou konfiguraciou full-duplex modu prikazom</text:p>
            <text:p/>
            <text:p>  duplex full</text:p>
            <text:p/>
            <text:p>V konfiguracii rozhrania na routri.</text:p>
            <text:p/>
            <text:p>-PRI SMEROVACICH SLUCKACH IOL ROUTER SPADNE !!!</text:p>
            <text:p/>
            <text:p>-Smerovač <text:span text:style-name="T1">JE MOŽNÉ REŠTARTOVAŤ </text:span><text:span text:style-name="T5">príkazom</text:span></text:p>
            <text:p/>
            <text:p><text:span text:style-name="T5">  reload </text:span></text:p>
            <text:p/>
            <text:p><text:span text:style-name="T5">Narozdiel od Dynamips smerovačov, IOL sa po reštarte znova spustí.</text:span></text:p>
            <text:p/>
            <text:p>-Superrychle vkladanie prikazov do konzoly cez Ctrl+Shift+V / prave kliknutie (PuTTY)</text:p>
            <text:p/>
            <text:p>-Linky</text:p>
            <text:p><text:a xlink:href="http://danielkleviansky.com/unsupported-iol-features/" xlink:type="simple">http://danielkleviansky.com/unsupported-iol-features/</text:a></text:p>
            <text:p><text:a xlink:href="https://greenstack.wordpress.com/2015/01/06/cisco-iou-features-for-ccie-training-on-gns3/" xlink:type="simple">https://greenstack.wordpress.com/2015/01/06/cisco-iou-features-for-ccie-training-on-gns3/</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4">
          <table:table-cell table:style-name="ce199" office:value-type="string" calcext:value-type="string">
            <text:p>Switches</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1">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text:span text:style-name="T1">i86bi-linux-l2-adventerprise-ms-15.2-high_iron_20170202.bin</text:span></text:p>
            <text:p>i86bi-linux-l2-upk9-ms-15.0_20120620.bin</text:p>
            <text:p>i86bi-linux-l2-upk9-ms-15.0-golden_spike_20120620.bin</text:p>
            <text:p>i86bi-linux-l2-adventerprisek9-15.1_20130726.bin</text:p>
            <text:p>i86bi-linux-l2-adventerprise-ms-15.1-team_track_20131216.bin</text:p>
            <text:p>i86bi-linux-l2-ipbasek9-15.1g_20130726.bin</text:p>
            <text:p>i86bi-linux-l2-ipbasek9-ms-15.1_20130124.bin</text:p>
            <text:p>i86bi-linux-l2-ipbasek9-ms-15.1-team_track_20130508.bin</text:p>
            <text:p>i86bi-linux-l2-adventerprisek9-15.2d_20151104.bin</text:p>
            <text:p>i86bi-linux-l2-adventerprisek9-ms-15.6-0.9S_20150714.bin</text:p>
            <text:p>i86bi-linux-l2-adventerprisek9-ms-15.6-0.9S_20150714.bin.bin</text:p>
            <text:p>i86bi-linux-l2-advipservicesk9-ms-15.2-high_iron_20151104.bin</text:p>
            <text:p>i86bi-linux-l2-adventerprise-ms-high_iron_20160628.bin</text:p>
            <text:p>i86bi-linux-l2-advipservicesk9-ms-high_iron_20160628.bin</text:p>
            <text:p>i86bi-linux-l2-advipservicesk9-ms-15.2-high_iron_20170202.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
            <text:p>+podporuje OSPF, BGP, VLAN</text:p>
            <text:p/>
            <text:p>-vsetky rozhrania na IOL swtichi su vo <text:span text:style-name="T1">FULL-DUPLEX </text:span>mode</text:p>
            <text:p/>
            <text:p>-Switch <text:span text:style-name="T1">NEPREPOSIELA </text:span>prevádzku, <text:span text:style-name="T1">kým sa na switch nepripojíme a nevykonáme úvodné nastavenia </text:span><text:span text:style-name="T5">t.j.</text:span></text:p>
            <text:p/>
            <text:p><text:span text:style-name="T5">  Would you like to enter the initial configuration dialog? [yes/no]: no</text:span></text:p>
            <text:p/>
            <text:p><text:span text:style-name="T5">  Would you like to terminate autoinstall? [yes]: &lt;stlačíme Enter&gt;</text:span></text:p>
            <text:p/>
            <text:p>Tie inicializujú rozhrania na prepínači a konektivita sa obnoví.</text:p>
            <text:p/>
            <text:p>-podobne ako Cisco IOL routre, toto su najlepsie Cisco switche v EVE-ng</text:p>
            <text:p/>
            <text:p><text:span text:style-name="T6">-PRI SMEROVACICH SLUCKACH IOL SWITCH SPADNE</text:span></text:p>
            <text:p/>
            <text:p><text:span text:style-name="T6">-Superrychle vkladanie prikazov do konzoly cez Ctrl+Shift+V / prave kliknutie (PuTTY)</text:span></text:p>
            <text:p/>
            <text:p><text:span text:style-name="T11">-Smerovač </text:span><text:span text:style-name="T12">JE MOŽNÉ REŠTARTOVAŤ </text:span><text:span text:style-name="T13">príkazom</text:span></text:p>
            <text:p/>
            <text:p><text:span text:style-name="T6">  reload </text:span></text:p>
            <text:p/>
            <text:p><text:span text:style-name="T6">Narozdiel od Dynamips smerovačov, IOL sa po reštarte znova spustí.</text:span></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2">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ext:p><text:span text:style-name="T1">viosl2-adventerprisek9-m.15.2_20170321</text:span></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text:span text:style-name="T17">-Switch </text:span><text:span text:style-name="T18">PREPOSIELA </text:span><text:span text:style-name="T19">prevádzku aj </text:span><text:span text:style-name="T18">bez dodatočných nastavení.</text:span></text:p>
            <text:p/>
            <text:p>-Maximalny pocet rozhrani pre Cisco vIOS L2 switch je 16</text:p>
            <text:p><text:span text:style-name="T6">-Rozhrania maju rychlost 1 GB/s</text:span></text:p>
            <text:p/>
            <text:p>-Linky</text:p>
            <text:p><text:a xlink:href="https://www.youtube.com/watch?v=7ToRnfiHG80" xlink:type="simple">https://www.youtube.com/watch?v=7ToRnfiHG80</text:a></text:p>
            <text:p><text:a xlink:href="https://learningnetwork.cisco.com/docs/DOC-30404" xlink:type="simple">https://learningnetwork.cisco.com/docs/DOC-30404</text:a></text:p>
            <text:p><text:a xlink:href="https://learningnetwork.cisco.com/message/561094#561094" xlink:type="simple">https://learningnetwork.cisco.com/message/561094#561094</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3">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ext:span text:style-name="T1">titanium-d1-kickstart.7.3.0.D1.1_20161101</text:span></text:p>
            <text:p><text:span text:style-name="T5">titanium-d1-kickstart.5.1.2_20101218</text:span></text:p>
            <text:p><text:span text:style-name="T5">titanium-d1-kickstart.7.0.1.ZD.0.216_20140613</text:span></text:p>
            <text:p><text:span text:style-name="T5">titanium-d1-kickstart.7.2.0.D1.1_20150519</text:span></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ext:p/>
            <text:p>-Podporované technológie</text:p>
            <text:p><text:a xlink:href="https://learningnetwork.cisco.com/docs/DOC-30470" xlink:type="simple">https://learningnetwork.cisco.com/docs/DOC-30470</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4">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text:span text:style-name="T1">nxosv9k-nxosv-final.7.0.3.I7.1_20170831</text:span></text:p>
            <text:p>nxosv9k-nxosv-final.7.0.3.I5.1</text:p>
            <text:p>nxosv9k-nxosv-final.7.0.3.I6.1_20170516</text:p>
          </table:table-cell>
          <table:table-cell table:style-name="ce218" office:value-type="string" calcext:value-type="string">
            <text:p>QEMU</text:p>
          </table:table-cell>
          <table:table-cell table:style-name="ce197" office:value-type="string" calcext:value-type="string">
            <text:p><text:span text:style-name="T6">-prihlasovacie udaje pre admin ucet sa zadavaju pri prvom spusteni</text:span></text:p>
            <text:p><text:span text:style-name="T6">-pre jednoduchost mozeme zadat</text:span></text:p>
            <text:p/>
            <text:p><text:span text:style-name="T6">admin/CiscoNXOS123</text:spa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text:span text:style-name="T6">-Podporované technológie</text:span></text:p>
            <text:p><text:span text:style-name="T20"><text:a xlink:href="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 xlink:type="simple">https://www.cisco.com/c/en/us/td/docs/switches/datacenter/nexus9000/sw/7-x/nx-osv/configuration/guide/b_Cisco_Nexus_9000v/b_Cisco_Nexus_9000v_chapter_011.html?referring_site=RE&amp;pos=1&amp;page=https://www.cisco.com/c/en/us/td/docs/switches/datacenter/nexus9000/sw/7-x/nx-osv/configuration/guide/b_NX-OSv_9000/b_NX-OSv_chapter_01.html#concept_CFB4F9FC4EF04A86835CF9C64C4EB8A4</text:a></text:span></text:p>
            <text:p><text:span text:style-name="T20"><text:a xlink:href="https://learningnetwork.cisco.com/docs/DOC-31789#jive_content_id_Supported__Unsupported_Features" xlink:type="simple">https://learningnetwork.cisco.com/docs/DOC-31789#jive_content_id_Supported__Unsupported_Features</text:a></text:span></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2">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text:span text:style-name="T1">veos-lab-4.20.1F-combined_20171116</text:span></text:p>
            <text:p>veos-4.14.5F</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20"><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Extreme</text:p>
          </table:table-cell>
          <table:table-cell table:style-name="ce197" office:value-type="string" calcext:value-type="string">
            <text:p>ExtremeXOS 15.3.2.11</text:p>
          </table:table-cell>
          <table:table-cell table:style-name="ce26"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199" office:value-type="string" calcext:value-type="string">
            <text:p>QEMU</text:p>
          </table:table-cell>
          <table:table-cell table:style-name="ce199"/>
          <table:table-cell table:style-name="ce209"/>
          <table:table-cell table:style-name="ce199" table:number-columns-repeated="3"/>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row>
        <table:table-row table:style-name="ro14">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text:span text:style-name="T1">asav-991-serial-console-with-asdm-79150_20171130</text:span></text:p>
            <text:p>asav-962-001.zip</text:p>
            <text:p>asav-971-001.zip</text:p>
            <text:p>asav-991-asdm-791-serial</text:p>
            <text:p>asav-asav941-203</text:p>
            <text:p>asav-asav951-201</text:p>
            <text:p>asav-asav952-204-telnet</text:p>
            <text:p>asav-asav962</text:p>
            <text:p>asav-asav971</text:p>
            <text:p>asav-asav971-telnet</text:p>
            <text:p>asav-asav971-telnet-guestfish_mod</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text:span text:style-name="T1">asa-9.1.5.16_20141016</text:span></text:p>
            <text:p>asa-8.4.2_20110615</text:p>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20"><text:a xlink:href="https://nbctcp.wordpress.com/2015/07/02/unetlab-installation-on-esxi/" xlink:type="simple">https://nbctcp.wordpress.com/2015/07/02/unetlab-installation-on-esxi/</text:a></text:span></text:p>
            <text:p><text:span text:style-name="T6">(hladat klucove slovo “-to install asa”)</text:span></text:p>
            <text:p/>
            <text:p>-NEVHODNA NA POUZIVANIE!! VYTAZUJE PRIDELENE CPU NA 100%!</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ext:p><text:span text:style-name="T1">paloalto-PA-VM-ESX-7.0.1_20150620</text:span></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7">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text:span text:style-name="T1">fortinet-analyzer-FAZ-VM64-v5.2.6-build0753_20160317</text:span></text:p>
            <text:p><text:span text:style-name="T1">fortinet-fortigate-FGT-VM64-KVM-v5.6.1-build1484_20170727</text:span></text:p>
            <text:p><text:span text:style-name="T1">fortinet-fortimail-FML-VM64-KVM-v5.3-build593_20160413</text:span></text:p>
            <text:p>fortinet-fortigate-FGT-VM64-KVM-v5.2.3-build0670_20150318</text:p>
            <text:p>fortinet-fortigate-FGT-VM64-KVM-v5.2.5-build0701_20151203</text:p>
            <text:p>fortinet-fortigate-FGT-VM64-KVM-v5.4.3-build1111_20161220</text:p>
            <text:p>fortinet-fortimanager-FMG-VM64-v5.4.2-build1151_20161213</text:p>
            <text:p>fortinet-FOS_VM64_KVM-v5.6.1-build1484-FORTINET.out.kvm</text:p>
            <text:p><text:span text:style-name="T6">FGT_VM64_VMX-v5-build1486-FORTINET.out.ovf.zip (nefungoval)</text:span></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6">-Pri “fortinet-fortimanager-FMG-VM64-v5.4.2-build1151_20161213” sa neustale vypisuje na terminal hlasenie “SHARED_INIT ERROR</text:span>”</text:p>
            <text:p/>
            <text:p>-Eval license not valid with more than 1 vCPUs or 1024 MB RAM.</text:p>
            <text:p>        =&gt; preto: ODPORUCANE MNOZSTVO RAM: 1024</text:p>
            <text:p>           pocet CPU je v sablone uz nastaveny na 1</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5">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_20171120</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5">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text:span text:style-name="T1">cpsg-R77-20_20140603</text:span></text:p>
            <text:p>cpsg-Check_Point_Install_and_Upgrade_R77.Gaia</text:p>
            <text:p>Cpsg-R77-10</text:p>
            <text:p><text:span text:style-name="T6">Cpsg-R77-20</text:span></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text:a xlink:href="https://nbctcp.wordpress.com/2015/07/02/unetlab-installation-on-esxi/" xlink:type="simple">https://nbctcp.wordpress.com/2015/07/02/unetlab-installation-on-esxi/</text:a></text:p>
            <text:p><text:span text:style-name="T21">(hladat klucove slovo “-to install cpsg”)</text:span></text:p>
            <text:p><text:span text:style-name="T22"><text:a xlink:href="https://nbctcp.wordpress.com/2016/05/19/checkpoint-gaia-installation-on-unetlab/" xlink:type="simple">https://nbctcp.wordpress.com/2016/05/19/checkpoint-gaia-installation-on-unetlab/</text:a></text:span></text:p>
            <text:p><text:span text:style-name="T21"><text:a xlink:href="http://www.eve-ng.net/documentation/howto-s/125-howto-add-checkpoint" xlink:type="simple">http://www.eve-ng.net/documentation/howto-s/125-howto-add-checkpoint</text:a></text:span></text:p>
            <text:p><text:span text:style-name="T21"/></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4">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8">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text:span text:style-name="T1">csr1000v-universalk9.03.17.03.S.156-1.S3-std_20161121</text:span></text:p>
            <text:p>csr1000v-9.03.13.01.S</text:p>
            <text:p>csr1000v-universalk9_03.16.00.S_15.5.3S</text:p>
            <text:p>csr1000v-universalk9.03.17.00.S.156-1.S-std_20151125</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PRS2 semestralka)</text:p>
            <text:p/>
            <text:p><text:span text:style-name="T6">-Podporované technológie</text:span></text:p>
            <text:p><text:a xlink:href="https://learningnetwork.cisco.com/docs/DOC-30471" xlink:type="simple">https://learningnetwork.cisco.com/docs/DOC-30471</text:a></text:p>
            <text:p>a </text:p>
            <text:p><text:a xlink:href="https://www.cisco.com/c/en/us/support/routers/cloud-services-router-1000v-series/products-installation-and-configuration-guides-list.html" xlink:type="simple">https://www.cisco.com/c/en/us/support/routers/cloud-services-router-1000v-series/products-installation-and-configuration-guides-list.html</text:a></text:p>
            <text:p/>
            <text:p>Druhý uvedený link obsahuje všetky technológie, ktoré Cisco CSR smerovače podporujú. Podporované prepínacie technológie a ich konfigurácia je uvedená na stránke v časti “LAN Switching”</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2">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text:span text:style-name="T1">csr1000vng-universalk9.16.07.01-fuji-serial-console_20171120</text:span></text:p>
            <text:p>csr1000vng-universalk9.16.05.02-everest-serial-console</text:p>
            <text:p>csr1000vng-universalk9.16.06.02-everest-serial-console</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text:span text:style-name="T1">vios-adventerprisek9-m.vmdk.SPA.156-2.T_20160322</text:span></text:p>
            <text:p>vios-adventerprisek9-m-15.4-1.24-T0.29_20140321</text:p>
            <text:p>vios-adventerprise-m.vmdk.SPA.154-2.T</text:p>
            <text:p>vios-adventerprise-m.vmdk.SPA.154-3.M3</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ext:p/>
            <text:p>-Maximalny pocet rozhrani pre Cisco vIOS router je 15.</text:p>
            <text:p>-Rozhrania maju rychlost 1 GB/s</text:p>
            <text:p/>
            <text:p>-Linky:</text:p>
            <text:p><text:a xlink:href="https://learningnetwork.cisco.com/docs/DOC-30469" xlink:type="simple">https://learningnetwork.cisco.com/docs/DOC-30469</text:a></text:p>
          </table:table-cell>
          <table:table-cell table:style-name="ce197"/>
          <table:table-cell table:style-name="ce257" office:value-type="string" calcext:value-type="string">
            <text:p>OTESTOVAŤ!</text:p>
          </table:table-cell>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9">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text:span text:style-name="T1">xrv-iosxrv-k9-demo-6.0.1_20160506</text:span></text:p>
            <text:p>xrv-IOSXRv5.3.2</text:p>
            <text:p>xrv-k9-5.3.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Podporované technológie</text:p>
            <text:p><text:a xlink:href="https://learningnetwork.cisco.com/docs/DOC-30449" xlink:type="simple">https://learningnetwork.cisco.com/docs/DOC-30449</text:a></text:p>
            <text:p/>
            <text:p>-ODPORUCANE MNOZSTVO RAM = 13GB RAM</text:p>
            <text:p>        -nechal som ho bezat cez noc</text:p>
            <text:p>         (z 5GB to narastlo na 12GB - v skole som ho pustil znova</text:p>
            <text:p>          a trvalo cca 2 hodiny, kym narastol na 12GB)</text:p>
            <text:p>    -1 cpu - priserne pomaly beh a spustanie</text:p>
            <text:p>        Data plane core assignment: 0</text:p>
            <text:p>        Control plane core assignment: 0</text:p>
            <text:p>    -2 cpu - OPTIMUM</text:p>
            <text:p>        Data plane core assignment: 0-1</text:p>
            <text:p>        Control plane core assignment: 0</text:p>
            <text:p>    -3 cpu - system sa spusti, ale mne zamrzol</text:p>
            <text:p>        Data plane core assignment: 1-2</text:p>
            <text:p>        Control plane core assignment: 0</text:p>
            <text:p/>
            <text:p>    OPTIMALNY POCET CPU = 2</text:p>
            <text:p/>
            <text:p>    -Aj ked som sa uz prihlasil do konzoly, stale viac ci menej vytazoval </text:p>
            <text:p>     disk. Navyse boli neustale vytazene obidve pridelene CPU na 100%,</text:p>
            <text:p>     ked som zariadeniu pridelil 2 CPU. =&gt; NEVHODNE NA POUZITIE V TOPOLOGIACH!!!</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16">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text:span text:style-name="T1">xrv9k-fullk9-x-6.2.25_20170928</text:span></text:p>
            <text:p><text:span text:style-name="T7">xrv9k-fullk9-x.vrr-6.2.25_20170928 (s podporou VRR – Virtual Route Reflector)</text:span></text:p>
            <text:p>xrv9k-fullk9-x-6.0.1_20160509</text:p>
            <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ext:p/>
            <text:p><text:span text:style-name="T6">-Podporované technológie</text:span></text:p>
            <text:p><text:span text:style-name="T20"><text:a xlink:href="https://learningnetwork.cisco.com/docs/DOC-30428" xlink:type="simple">https://learningnetwork.cisco.com/docs/DOC-30428</text:a></text:span></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row>
        <table:table-row table:style-name="ro20">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text:span text:style-name="T1">vsrx-12.1X47-D15.4-firefly-perimeter_20141112</text:span></text:p>
            <text:p><text:span text:style-name="T1">vsrx-12.1X47-D20.7-firefly-perimeter_20150303</text:span></text:p>
            <text:p>vsrx-12.1X44-D10.4-domestic </text:p>
          </table:table-cell>
          <table:table-cell table:style-name="ce218" office:value-type="string" calcext:value-type="string">
            <text:p>QEMU</text:p>
          </table:table-cell>
          <table:table-cell table:style-name="ce208" office:value-type="string" calcext:value-type="string">
            <text:p>root/&lt;bez hesla&gt;</text:p>
            <text:p/>
            <text:p><text:span text:style-name="T6">-Na commit konfiguracnych zmien je potrebne heslo. Pre jednoduchost mozeme zadat heslo:</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8">
          <table:table-cell table:style-name="ce197" office:value-type="string" calcext:value-type="string">
            <text:p>Juniper vSRX</text:p>
          </table:table-cell>
          <table:table-cell table:style-name="ce197" office:value-type="string" calcext:value-type="string">
            <text:p>JunOS 15.1</text:p>
          </table:table-cell>
          <table:table-cell table:style-name="ce26" office:value-type="string" calcext:value-type="string">
            <text:p><text:span text:style-name="T8">vsrxng-15.1X49-D20.2_20150913 (spusta sa rychlejsie)</text:span></text:p>
            <text:p><text:span text:style-name="T8">vsrxng-15.1X49-D80.4_20170323</text:span></text:p>
          </table:table-cell>
          <table:table-cell table:style-name="ce218" office:value-type="string" calcext:value-type="string">
            <text:p>QEMU</text:p>
          </table:table-cell>
          <table:table-cell table:style-name="ce223" office:value-type="string" calcext:value-type="string">
            <text:p>root/&lt;bez hesla&gt;</text:p>
            <text:p/>
            <text:p><text:span text:style-name="T6">-Na commit konfiguracnych zmien je potrebne heslo. Pre jednoduchost mozeme zadat heslo:</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6">-podporuje MPLS</text:span></text:p>
            <text:p><text:span text:style-name="T6">-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5">
          <table:table-cell table:style-name="ce197" office:value-type="string" calcext:value-type="string">
            <text:p>Juniper Olive</text:p>
          </table:table-cell>
          <table:table-cell table:style-name="ce197" office:value-type="string" calcext:value-type="string">
            <text:p>JunOS 12.1</text:p>
          </table:table-cell>
          <table:table-cell table:style-name="ce26" office:value-type="string" calcext:value-type="string">
            <text:p>olive-12.1-R1-9_20120324</text:p>
          </table:table-cell>
          <table:table-cell table:style-name="ce218" office:value-type="string" calcext:value-type="string">
            <text:p>QEMU</text:p>
          </table:table-cell>
          <table:table-cell table:style-name="ce223" office:value-type="string" calcext:value-type="string">
            <text:p>root/&lt;bez hesla&gt;</text:p>
            <text:p/>
            <text:p><text:span text:style-name="T6">-Na commit konfiguracnych zmien je potrebne heslo. Pre jednoduchost mozeme zadat heslo:</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1">
          <table:table-cell table:style-name="ce201" office:value-type="string" calcext:value-type="string">
            <text:p>Juniper vMX</text:p>
          </table:table-cell>
          <table:table-cell table:style-name="ce201" office:value-type="string" calcext:value-type="string">
            <text:p>JunOS 12.1</text:p>
          </table:table-cell>
          <table:table-cell table:style-name="ce201" office:value-type="string" calcext:value-type="string">
            <text:p>vmx-junos-12-1R1.9</text:p>
          </table:table-cell>
          <table:table-cell table:style-name="ce219" office:value-type="string" calcext:value-type="string">
            <text:p>QEMU</text:p>
          </table:table-cell>
          <table:table-cell table:style-name="ce55" office:value-type="string" calcext:value-type="string">
            <text:p>root/&lt;bez hesla&gt;</text:p>
            <text:p/>
            <text:p>-Na commit konfiguracnych zmien je potrebne heslo. Pre jednoduchost mozeme zadat heslo:</text:p>
            <text:p/>
            <text:p>root/juniper123</text:p>
          </table:table-cell>
          <table:table-cell table:style-name="ce212" office:value-type="string" calcext:value-type="string">
            <text:p>telnet</text:p>
          </table:table-cell>
          <table:table-cell table:style-name="ce236" office:value-type="string" calcext:value-type="string">
            <text:p>✓</text:p>
          </table:table-cell>
          <table:table-cell table:style-name="ce248"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20"><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nepodporuje MPLS, rovnako ako Juniper Olive 12.1</text:p>
            <text:p/>
            <text:p><text:span text:style-name="T6">-treba pre istotu spravit viac pouzivatelskych uctov, inak sa nemusime prihlasit ako root po nastaveni commit hesla [login failed], a zostaneme vymknuty)</text:span></text:p>
            <text:p><text:span text:style-name="T6">-nepodporuje IS-IS</text:span></text:p>
            <text:p/>
            <text:p><text:span text:style-name="T6">-NEFUNGUJU ROZHRANIA!!! Rozhrania sa neobjavia vo vypise prikazu “show interfaces terse” (ani vtnet, ani em), nezavisle na pocte procesorov a operacnej pamate</text:span></text:p>
            <text:p/>
            <text:p>-Pokial spustanie zariadenia skonci pri “db&gt;” prikazovom riadku, zadame don prikaz</text:p>
            <text:p/>
            <text:p>cont </text:p>
            <text:p/>
            <text:p>Juniper sa restartuje a uspesne sa spusti.</text:p>
            <text:p/>
            <text:p>-V pripade, ze chceme Juniper restartovat, zadame prikaz “request system reboot”</text:p>
            <text:p/>
            <text:p>-Navody</text:p>
            <text:p><text:a xlink:href="https://kb.juniper.net/InfoCenter/index?page=content&amp;id=KB20635&amp;actp=METADATA" xlink:type="simple">https://kb.juniper.net/InfoCenter/index?page=content&amp;id=KB20635&amp;actp=METADATA</text:a></text:p>
            <text:p><text:a xlink:href="https://www.juniper.net/documentation/en_US/junos/topics/reference/command-summary/request-system-reboot.html" xlink:type="simple">https://www.juniper.net/documentation/en_US/junos/topics/reference/command-summary/request-system-reboot.html</text:a></text:p>
            <text:p/>
            <text:p>-Linky</text:p>
            <text:p><text:a xlink:href="https://lists.nongnu.org/archive/html/qemu-discuss/2013-01/msg00015.html" xlink:type="simple">https://lists.nongnu.org/archive/html/qemu-discuss/2013-01/msg00015.html</text:a></text:p>
          </table:table-cell>
          <table:table-cell table:style-name="ce219"/>
          <table:table-cell table:style-name="ce259" office:value-type="string" calcext:value-type="string">
            <text:p>OTESTOVAŤ!</text:p>
          </table:table-cell>
          <table:table-cell table:style-name="ce272"/>
          <table:table-cell table:style-name="ce236"/>
          <table:table-cell table:style-name="ce108"/>
          <table:table-cell table:style-name="ce236"/>
          <table:table-cell table:style-name="ce108"/>
          <table:table-cell table:style-name="ce212" table:number-columns-repeated="4"/>
          <table:table-cell table:style-name="ce236"/>
          <table:table-cell table:style-name="ce108"/>
          <table:table-cell table:style-name="ce212" table:number-columns-repeated="17"/>
          <table:table-cell table:style-name="ce286" table:number-columns-repeated="984"/>
        </table:table-row>
        <table:table-row table:style-name="ro22">
          <table:table-cell table:style-name="ce197" office:value-type="string" calcext:value-type="string">
            <text:p>Juniper vMX</text:p>
          </table:table-cell>
          <table:table-cell table:style-name="ce197" office:value-type="string" calcext:value-type="string">
            <text:p>JunOS 14.1</text:p>
          </table:table-cell>
          <table:table-cell table:style-name="ce27" office:value-type="string" calcext:value-type="string">
            <text:p>vmx-14.1R1.10_20140607</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ext:p/>
            <text:p>-je iba 32 bitová =&gt; ODPORUCANE MNOZSTVO PARAMETRE = 4096 MB</text:p>
            <text:p>     lebo pri spustani sa objavilo hlasenie</text:p>
            <text:p>        "16809984K of memory above 4GB ignored"</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15">
          <table:table-cell table:style-name="ce197" office:value-type="string" calcext:value-type="string">
            <text:p>Juniper vMX</text:p>
          </table:table-cell>
          <table:table-cell table:style-name="ce197" office:value-type="string" calcext:value-type="string">
            <text:p>JunOS 15.1</text:p>
          </table:table-cell>
          <table:table-cell table:style-name="ce26" office:value-type="string" calcext:value-type="string">
            <text:p>vmx-15.1F6.9_20160616</text:p>
          </table:table-cell>
          <table:table-cell table:style-name="ce218" office:value-type="string" calcext:value-type="string">
            <text:p>QEMU</text:p>
          </table:table-cell>
          <table:table-cell table:style-name="ce223" office:value-type="string" calcext:value-type="string">
            <text:p>root/&lt;bez hesla&gt;</text:p>
            <text:p/>
            <text:p><text:span text:style-name="T6">-Na commit konfiguracnych zmien je potrebne heslo. Pre jednoduchost mozeme zadat heslo:</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row>
        <table:table-row table:style-name="ro23">
          <table:table-cell table:style-name="ce197" office:value-type="string" calcext:value-type="string">
            <text:p>Juniper vMX VCP/VFP</text:p>
          </table:table-cell>
          <table:table-cell table:style-name="ce197" office:value-type="string" calcext:value-type="string">
            <text:p>JunOS 15.1</text:p>
          </table:table-cell>
          <table:table-cell table:style-name="ce28" office:value-type="string" calcext:value-type="string">
            <text:p><text:span text:style-name="T9">vmxvcp-15.1F6.9_201606161</text:span></text:p>
            <text:p><text:span text:style-name="T9">vmxvfp-15.1F6.9_20160616</text:span></text:p>
          </table:table-cell>
          <table:table-cell table:style-name="ce218" office:value-type="string" calcext:value-type="string">
            <text:p>QEMU</text:p>
          </table:table-cell>
          <table:table-cell table:style-name="ce223" office:value-type="string" calcext:value-type="string">
            <text:p><text:span text:style-name="T6">VCP: root/&lt;bez hesla&gt;</text:span></text:p>
            <text:p><text:span text:style-name="T6">VFP: root/root</text:span></text:p>
            <text:p/>
            <text:p><text:span text:style-name="T6">-Na commit konfiguracnych zmien je potrebne heslo. Pre jednoduchost mozeme zadat heslo (na VCP):</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15">
          <table:table-cell table:style-name="ce197" office:value-type="string" calcext:value-type="string">
            <text:p>Juniper vMX</text:p>
          </table:table-cell>
          <table:table-cell table:style-name="ce197" office:value-type="string" calcext:value-type="string">
            <text:p>JunOS 17.3</text:p>
          </table:table-cell>
          <table:table-cell table:style-name="ce26" office:value-type="string" calcext:value-type="string">
            <text:p>vmx-17.3R1.10_20170731</text:p>
          </table:table-cell>
          <table:table-cell table:style-name="ce218" office:value-type="string" calcext:value-type="string">
            <text:p>QEMU</text:p>
          </table:table-cell>
          <table:table-cell table:style-name="ce223" office:value-type="string" calcext:value-type="string">
            <text:p>root/&lt;bez hesla&gt;</text:p>
            <text:p/>
            <text:p><text:span text:style-name="T6">-Na commit konfiguracnych zmien je potrebne heslo. Pre jednoduchost mozeme zadat heslo:</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row>
        <table:table-row table:style-name="ro24">
          <table:table-cell table:style-name="ce197" office:value-type="string" calcext:value-type="string">
            <text:p>Juniper vMX VCP/VFP</text:p>
          </table:table-cell>
          <table:table-cell table:style-name="ce197" office:value-type="string" calcext:value-type="string">
            <text:p>JunOS 17.3</text:p>
          </table:table-cell>
          <table:table-cell table:style-name="ce27" office:value-type="string" calcext:value-type="string">
            <text:p><text:span text:style-name="T8">vmxvcp-17.3R1.10_20170731</text:span></text:p>
            <text:p><text:span text:style-name="T8">vmxvfp-17.3R1.10_20170731</text:span></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6">-Na commit konfiguracnych zmien je potrebne heslo. Pre jednoduchost mozeme zadat heslo (na VCP):</text:span></text:p>
            <text:p/>
            <text:p><text:span text:style-name="T6">root/juniper123</text:spa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        Cli</text:p>
            <text:p>        edit</text:p>
            <text:p>        delete chassis auto-image-upgrade</text:p>
            <text:p>        commit</text:p>
            <text:p>        quit</text:p>
            <text:p/>
            <text:p>Ak nam nepojde urobit ‘commit’, zadame prikazy</text:p>
            <text:p/>
            <text:p>        set system root-authentication plain-text-password</text:p>
            <text:p>        commit </text:p>
            <text:p/>
            <text:p>-Po chvili necinnosti konzola zamrzne. Zatvorenim a znovu otvorenim terminalu/telnet relacie sa konzola “zobudi”</text:p>
            <text:p/>
            <text:p>-platform_set_re_misc_properties_common: renaming em0 -&gt; fxp0</text:p>
            <text:p>(zaujimave) – znak, že vcp a vfp spolu komunikuju?</text:p>
            <text:p/>
            <text:p>-Pri prideleni 1 CPU VMX VFP sa po prihlaseni sa do VMX VFP zobrazi chyba</text:p>
            <text:p>        "vFP Error! Insufficient number of CPUs 1</text:p>
            <text:p>         root: vFP Error! Insufficient number of CPUs 1"</text:p>
            <text:p>    -Pri prideleni 2 CPU VMX VFP sa po prihlaseni sa do VMX VFP zobrazi chyba</text:p>
            <text:p>        "vFP Error! Insufficient number of CPUs 2</text:p>
            <text:p>         root: vFP Error! Insufficient number of CPUs 2"</text:p>
            <text:p>    -VMX VFP musi mat pridelene 3 CPU, aby bolo prevadzkyschopne!</text:p>
            <text:p>    -vsetky rozhrania ge-x/y/z sa vo vcp vo vypise prikazu</text:p>
            <text:p>        "show interfaces terse"</text:p>
            <text:p>     objavia priblizne po 2 minutach po prihlaseni</text:p>
            <text:p/>
            <text:p>-ZMENIT VMXVCP.PHP SABLONU</text:p>
            <text:p>     -&gt;ODPORUCANE MNOZSTVO RAM = 14336 MB</text:p>
            <text:p/>
            <text:p>-ZMENIT VMXVFP.PHP SABLONU</text:p>
            <text:p>     -&gt;ODPORUCANE MNOZSTVO RAM = 5120 MB</text:p>
            <text:p/>
            <text:p/>
            <text:p>-Pri prideleni zdrojov</text:p>
            <text:p>        -VCP - 1 CPU, 20000 MB RAM</text:p>
            <text:p>        -VFP - 3 CPU, 20000 MB RAM</text:p>
            <text:p>     boli vytazene 2 CPU na 100%!!! =&gt; nevhodne pre pouzitie v topologiach, ale ked chceme pracovat s najnovsimi technologiami, tak sa tomu neda vyhnut.</text:p>
            <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5">
          <table:table-cell table:style-name="ce197" office:value-type="string" calcext:value-type="string">
            <text:p>Nokia vSR 7750</text:p>
          </table:table-cell>
          <table:table-cell table:style-name="ce197" office:value-type="string" calcext:value-type="string">
            <text:p>Alcaatel-Lucent TiMOS</text:p>
          </table:table-cell>
          <table:table-cell table:style-name="ce206" office:value-type="string" calcext:value-type="string">
            <text:p><text:span text:style-name="T7">timos-B-13.0.R4_ver1_20150729</text:span></text:p>
            <text:p><text:span text:style-name="T7">timos-C-14.0.R6_ver1_20162111</text:span></text:p>
            <text:p><text:span text:style-name="T7">timoscpm-B-13.0.R4_ver1_20150729</text:span></text:p>
            <text:p><text:span text:style-name="T7">timoscpm-C-14.0.R6_ver1_20162111</text:span></text:p>
            <text:p><text:span text:style-name="T7">timosiom-B-13.0.R4_ver1_20150729</text:span></text:p>
            <text:p><text:span text:style-name="T7">timosiom-C-14.0.R6_ver1_20162111</text:span></text:p>
            <text:p><text:span text:style-name="T6">timos-12.0.R6</text:span></text:p>
            <text:p><text:span text:style-name="T6">timos-B-13.0.R1</text:span></text:p>
            <text:p><text:span text:style-name="T6">timos-B-13.0.R4_ver2_20150729</text:span></text:p>
            <text:p><text:span text:style-name="T6">timos-C-13.0.R1_20150227</text:span></text:p>
            <text:p><text:span text:style-name="T6">timos-C-14.0.R6_ver2_20162111</text:span></text:p>
            <text:p><text:span text:style-name="T6">timoscpm-B-13.0.R1</text:span></text:p>
            <text:p><text:span text:style-name="T6">timoscpm-B-13.0.R4_ver2_20150729</text:span></text:p>
            <text:p><text:span text:style-name="T6">timoscpm-C-13.0.R1_20150227</text:span></text:p>
            <text:p><text:span text:style-name="T6">timoscpm-C-14.0.R6_ver2_20162111</text:span></text:p>
            <text:p><text:span text:style-name="T6">timosiom-B-13.0.R1</text:span></text:p>
            <text:p><text:span text:style-name="T6">timosiom-B-13.0.R4_ver2_20150729</text:span></text:p>
            <text:p><text:span text:style-name="T6">timosiom-C-13.0.R1_20150227</text:span></text:p>
            <text:p><text:span text:style-name="T6">timosiom-C-14.0.R6_ver2_20162111</text:span></text:p>
            <text:p><text:span text:style-name="T6">timos-B-13.0.R1</text:span></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
            <text:p>-UPOZORNENIE!!! NOKIA VSR ROUTRE SU BEZ LICENCIE, COHO DOSLEDKOM JE, ZE SA RESTARTUJU KAZDU HODINU! JE DOLEZITE UKLADAT SI KONFIGURACIU PRIEBEZNE PRIKAZOM</text:p>
            <text:p/>
            <text:p>“admin save”</text:p>
            <text:p/>
            <text:p>-Mozeme pridat aj ako jeden uzol “Nokia VSR-I” alebo ako ”control” a “forwarding” vrstvu (CPM a IOM)</text:p>
            <text:p><text:span text:style-name="T23">-EVE-ng odporuca pridavat novsie verzie (14+) Nokia vSR ako sklada z CPM a IOM casti, lebo ak ho pridame ako jeden uzol (VSR-I), potom sa zacykli (neustale sa bude restartovat). P</text:span><text:span text:style-name="T24">reto do projektu pridame CPM aj IOM uzol, ktore prepojime pomocou “SF” (Switching Fabric) rozhrania. </text:span></text:p>
            <text:p>-Konfigurujeme a na konzolu sa pripajame do CPM uzla.</text:p>
            <text:p>-IOM uzol sluzi na prepajanie s dalsimi uzlami,</text:p>
            <text:p/>
            <text:p/>
            <text:p/>
            <text:p>-Nokia (timos resp.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Preto sa router spusti v 32 bitovom mode, namiesto 64 bitoveho</text:p>
            <text:p/>
            <text:p>-Nokia routre potrebuju aspon 2 CPU, aj ked primarne je vytazene iba </text:p>
            <text:p> 1 CPU</text:p>
            <text:p> -lepsie je nezvysovat RAM na viac ako 2048 -&gt; 2048 je odporucane mnozstvo</text:p>
            <text:p>  operacnej pamate pre nokia (timos) zariadenia do verzie 13.</text:p>
            <text:p>  Od verzie 14 timos vie vyuzit pre iom aj cpm 3071MB pamate.</text:p>
            <text:p/>
            <text:p>    ZVYSIT MNOZSTVO PRIDELENEJ RAM PRE TIMOS, TIMOSIOM A TIMOSCPM NA</text:p>
            <text:p>    3072 MB?</text:p>
            <text:p>    to by znamenalo, ze timos je schopny pracovat iba s 3072 MB pamate</text:p>
            <text:p>    (vid "Total Memory" v boot vypise pre VSR-I, IOM aj CPM).</text:p>
            <text:p/>
            <text:p/>
            <text:p/>
            <text:p> -Nokie sa spravaju velmi cudne pri viac ako 2048MB RAM.</text:p>
            <text:p>  Pri 4096 GB mi timos-B-13.0.R4_ver1_20150729 rozdeleny na timosiom (2CPU) </text:p>
            <text:p>  a timoscpm (2CPU)</text:p>
            <text:p>  napisal hlasenie</text:p>
            <text:p>    "64Bit extending memory support to 5+Gig"</text:p>
            <text:p>  a spustenie trvalo ovela dlhsie, nez pri 2048MB RAM.</text:p>
            <text:p>  timoscpm-B-13.0.R4_ver1_20150729 sa pri 4096MB RAM dokonca spustal v 32bit </text:p>
            <text:p>  mode (chcel sa spustit aj v 64 bitovom, ale zasekol sa tam a ja som nechcel</text:p>
            <text:p>  stracat cas cakanim na to, kym sa zobudi).</text:p>
            <text:p>  Tento jav nenastal pri timos verzii &gt;=14.</text:p>
            <text:p> -Tiez je zaujimve, ze timos-B-13.0.R4_ver1_20150729 rozdeleny na timosiom </text:p>
            <text:p>  a timoscpm pri 2048MB pridelenej RAM v skutocnosti zaberal v operacnej pamati</text:p>
            <text:p>  viac miesta, nez ked som dal aj cpm aj iom modulu po 4096MB RAM. timoscpm </text:p>
            <text:p>  sa spustil v 64 bitovom mode, zatial co timosiom v 32 bitovom.</text:p>
            <text:p>  Timos od verzie 14 pri 2048MB RAM a 2 CPU sa konzistentne spusti v 64 </text:p>
            <text:p>  mode (aj cpm, aj iom) a pri 2048MB RAM a 1 CPU sa konzistentne spusti </text:p>
            <text:p>  v 32 bitovom mode (aj cpm, aj iom).</text:p>
            <text:p> -Pre timos vo verzii &lt;=13 je preferovany sposob pridavania do topologie</text:p>
            <text:p>  ako jedno zariadenie "Nokia VSR-I" s 1 CPU,</text:p>
            <text:p>    </text:p>
            <text:p>    pretoze zabera menej operacnej pamate a menej vytazuje CPU, </text:p>
            <text:p>    nez keby sme ho pridali ako dva uzly cpm a iom.</text:p>
            <text:p/>
            <text:p> -Pre timos vo verzii 14=&gt; je preferovany sposob pridavania do topologie</text:p>
            <text:p>  ako dve zariadenia "Nokia CPM" (1 CPU) a "Nokia IOM" (1 CPU).</text:p>
            <text:p>    </text:p>
            <text:p>    pretoze tak donutime timos, aby sa spustil v 32 bitovom mode, co ma za</text:p>
            <text:p>    nasledok nizsiu spotrebu operacnej pamate, nez keby sme ho pridali ako </text:p>
            <text:p>    jeden uzol vsr-i.</text:p>
            <text:p/>
            <text:p>  Ak pridame zariadenie ako jeden uzol "Nokia VSR-I", potom sa zariadenie</text:p>
            <text:p>  bude spustat dookola (bootloop) bez ohladu na mnozstvo pridelenych CPU </text:p>
            <text:p>  alebo RAM.</text:p>
            <text:p>  </text:p>
            <text:p/>
            <text:p/>
            <text:p>timos-B-13.0.R4_ver1_20150729</text:p>
            <text:p>    -vzdy sa spusti v 32 bitovom mode (pri 1 CPU da Warning) nezavisle</text:p>
            <text:p>     na pocte pridelenych CPU</text:p>
            <text:p/>
            <text:p>timoscpm-B-13.0.R4_ver1_20150729</text:p>
            <text:p>    -vzdy sa spusti v 32 bitovom mode (pri 1 CPU da Warning) nezavisle</text:p>
            <text:p>     na pocte pridelenych CPU</text:p>
            <text:p/>
            <text:p>timosiom-B-13.0.R4_ver1_20150729</text:p>
            <text:p>    -pri 1 CPU sa spusti v 32 bitovom mode</text:p>
            <text:p>    -pri 2+ CPU sa spusti v 64 bitovom mode</text:p>
            <text:p/>
            <text:p/>
            <text:p>timoscpm-C-14.0.R6_ver1_20162111</text:p>
            <text:p>    -pri 1 CPU sa spusti v 32 bitovom mode</text:p>
            <text:p>    -pri 2+ CPU sa spusti v 64 bitovom mode</text:p>
            <text:p/>
            <text:p>timosiom-C-14.0.R6_ver1_20162111</text:p>
            <text:p>    -pri 1 CPU sa spusti v 32 bitovom mode</text:p>
            <text:p>    -pri 2+ CPU sa spusti v 64 bitovom mode</text:p>
            <text:p/>
            <text:p>timoscpm-C-14.0.R6_ver1_20162111__timosiom-C-14.0.R6_ver1_20162111</text:p>
            <text:p/>
            <text:p/>
            <text:p>    FINALNE PARAMETRE NOKIA (TIMOS) ZARIADENI</text:p>
            <text:p/>
            <text:p>    -3072 MB RAM je maximum, co timos v 32 bit mode vie vyuzit, nezavisle</text:p>
            <text:p>     na mnozstve alokovanej pamate (vid hlasenie "Total Memory:" vo vypise</text:p>
            <text:p>     pri spustani)</text:p>
            <text:p>    -Ked sa timos spusti v 64 bitovom mode, potom vie vyuzit aj viac ako</text:p>
            <text:p>     3072 MB RAM.</text:p>
            <text:p>     Timos vo verzii &lt;=13 sa napr. pri 20 GB RAM spustal dlhsie, pricom zostal</text:p>
            <text:p>     chvilu na hlaseni</text:p>
            <text:p>        "64Bit extending memory support to 20+Gig"</text:p>
            <text:p>     a nakoniec efektivne vyuzil, ako vzdy, o 1 MB menej t.j. 19999 MB,</text:p>
            <text:p>     co je zrejme z vypisu zo spustania v sprave</text:p>
            <text:p>        "Total Memory: 19999MB ..."</text:p>
            <text:p>     Timov vo verzii &gt;=14 sa spustal pri 20 GB bez takehoto hlasenia a trvalo</text:p>
            <text:p>     mu to kratsie.</text:p>
            <text:p>     Vyssie uvedene plati aj pre VSR-I (1 uzol), aj pre CPM s IOM (2 uzly)</text:p>
            <text:p/>
            <text:p>    timos-B-13.0.R4_ver1_20150729</text:p>
            <text:p>        -pri 1  CPU (32 bit):   3072 MB</text:p>
            <text:p>        -pri 2+ CPU (32 bit):   3072 MB</text:p>
            <text:p>            -timos vo verzii &lt;=13 sa spusti ako 1 VSR-I uzol v 32 bitovom</text:p>
            <text:p>             mode nezavisle na pocte CPU alebo RAM</text:p>
            <text:p>    </text:p>
            <text:p>    timoscpm-B-13.0.R4_ver1_20150729</text:p>
            <text:p>        -pri 1  CPU (32 bit):   3072 MB</text:p>
            <text:p>        -pri 2+ CPU (64 bit):   3072 MB</text:p>
            <text:p/>
            <text:p>    timosiom-B-13.0.R4_ver1_20150729</text:p>
            <text:p>        -pri 1  CPU (32 bit):   3072 MB</text:p>
            <text:p>        -pri 2+ CPU (32 bit):   3072 MB</text:p>
            <text:p>            -timosiom vo verzii &lt;=13 sa spusti v 32 bitovom mode nezavisle</text:p>
            <text:p>             na pocte CPU alebo RAM</text:p>
            <text:p>---------------------------------------------</text:p>
            <text:p>    timos-C-14.0.R6_ver1_20162111</text:p>
            <text:p>        -pri 1  CPU (32 bit):   bootloop (nezavisle na mnozstve RAM)</text:p>
            <text:p>            -bootloop sposobuje 100% vytazenie 1 jadra procesora!</text:p>
            <text:p>        -pri 2+ CPU (64 bit):   3072 MB </text:p>
            <text:p>                                (2934 MB po dokonceni spustania v pokoji)</text:p>
            <text:p/>
            <text:p>    timoscpm-C-14.0.R6_ver1_20162111</text:p>
            <text:p>        -pri 1  CPU (32 bit):   3072 MB</text:p>
            <text:p>        -pri 2+ CPU (64 bit):   3072 MB</text:p>
            <text:p/>
            <text:p>    timosiom-C-14.0.R6_ver1_20162111</text:p>
            <text:p>        -pri 1  CPU (32 bit):   3072 MB</text:p>
            <text:p>        -pri 2+ CPU (64 bit):   3072 MB</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row>
        <table:table-row table:style-name="ro26">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text:span text:style-name="T1">mikrotik-chr-6.41.1_20180202</text:span></text:p>
            <text:p>mikrotik-6.38.1</text:p>
            <text:p>mikrotik-chr-6.40.5_20171107</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text:span text:style-name="T6">Mozeme stiahnut aj z oficialnej stranky</text:span></text:p>
            <text:p><text:span text:style-name="T20"><text:a xlink:href="https://mikrotik.com/download/archive" xlink:type="simple">https://mikrotik.com/download/archive</text:a></text:span></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2">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text:span text:style-name="T1">hpvsr-7.10.R0204P01_20150202</text:span></text:p>
            <text:p><text:span text:style-name="T1">hpvsr-VSR1000_HPE-CMW710-R0327L01-X64_20170631</text:span></text:p>
            <text:p>hpvsr-VSR1000_HPE-CMW710-E0518-X64</text:p>
            <text:p>hpvsr-VSR1000_HPE-CMW710-R0204P01-X64_20150202</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POZOR! V priprade, ze pouzivame Vinagre ako VNC viewer, musime vypnut klavesove skratky: View -&gt; odskrtneme “Keyboard shortcuts”</text:p>
            <text:p/>
            <text:p>-Pri 20000MB RAM sa obidve HPcka spravali cudne</text:p>
            <text:p>    -Pri 4096MB RAM sa spustili spravn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7">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text:span text:style-name="T1">vyos-1.1.8-amd64_20171111</text:span></text:p>
            <text:p>vyos-117</text:p>
            <text:p>vyos-1.1.8-amd64-vnc</text:p>
          </table:table-cell>
          <table:table-cell table:style-name="ce218" office:value-type="string" calcext:value-type="string">
            <text:p>QEMU</text:p>
          </table:table-cell>
          <table:table-cell table:style-name="ce208" office:value-type="string" calcext:value-type="string">
            <text:p>vyos/vyos</text:p>
          </table:table-cell>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8">
          <table:table-cell table:style-name="ce197" office:value-type="string" calcext:value-type="string">
            <text:p>F5 BIG-IP</text:p>
          </table:table-cell>
          <table:table-cell table:style-name="ce197" office:value-type="string" calcext:value-type="string">
            <text:p>BIG-IP 11</text:p>
            <text:p><text:span text:style-name="T4">BIG-IP 12</text:span></text:p>
          </table:table-cell>
          <table:table-cell table:style-name="ce197" office:value-type="string" calcext:value-type="string">
            <text:p><text:span text:style-name="T1">bigip-12.0.0-2_20150821</text:span></text:p>
            <text:p><text:span text:style-name="T1">bigip-12.1.2-configured_20161130</text:span></text:p>
            <text:p>bigip-11.5.1_20140312</text:p>
            <text:p>bigip-BIGIP-11.5.3.2.10.196.ALL-scsi</text:p>
            <text:p>bigip-BIGIP-12.1.2.0.0.249 </text:p>
            <text:p><text:span text:style-name="T6">BIGIP-11.5.3.2.10.196.ALL-scsi.ova</text:span></text:p>
            <text:p><text:span text:style-name="T6">BIGIP-12.1.2.0.0.249.iso</text:span></text:p>
            <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5">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text:span text:style-name="T1">alteon-AlteonOS-30-5-0-0_20160511</text:span></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20"><text:a xlink:href="https://www.radware.com/resources/softwaredownloads/network-admin-software/" xlink:type="simple">https://www.radware.com/resources/softwaredownloads/network-admin-software/</text:a></text:span></text:p>
            <text:p>resp. </text:p>
            <text:p><text:span text:style-name="T20"><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4"><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9">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text:p>
            <text:p>=&gt; Vision_with_APM_3_60_00_Vmware_1139_prod.ova</text:p>
            <text:p><text:span text:style-name="T6">=&gt; alteon-Vision-with-APM-3.60.00.Vmware_1139_prod</text:span></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4">-Pridanie zariadenie (podobne ako pri Palo Alto)</text:span></text:p>
            <text:p><text:span text:style-name="T4">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7">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text:span text:style-name="T1">prime-PI-VA-3.2.0.0.258_merged_20170620</text:span></text:p>
            <text:p>prime-PI-VA-3.2.0.0.258</text:p>
            <text:p>prime-PI-VA-3.2.0.0.258-configured</text:p>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text:span text:style-name="T6">-Pridanie zariadenia</text:span></text:p>
            <text:p><text:span text:style-name="T6"><text:a xlink:href="http://www.eve-ng.net/index.php/documentation/howto-s/117-howto-add-cisco-prime-infra" xlink:type="simple">http://www.eve-ng.net/index.php/documentation/howto-s/117-howto-add-cisco-prime-infra</text:a></text:span></text:p>
            <text:p/>
            <text:p>-Spojenie casti archivov</text:p>
            <text:p><text:a xlink:href="https://unix.stackexchange.com/questions/40480/how-to-unzip-a-multipart-spanned-zip-on-linux" xlink:type="simple">https://unix.stackexchange.com/questions/40480/how-to-unzip-a-multipart-spanned-zip-on-linux</text:a></text:p>
            <text:p/>
            <text:p><text:span text:style-name="T4">-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0">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text:span text:style-name="T1">cumulus-linux-3.5.2-vx-amd64-vmware_20180123</text:span></text:p>
            <text:p>cumulus-linux-3.5.0-vx-amd64-vmware</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20"><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26" office:value-type="string" calcext:value-type="string">
            <text:p>nsvpx-10.5.55.8_20150126</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4">nrecover/nsroot </text:span></text:p>
          </table:table-cell>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1">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text:span text:style-name="T7">vwlc-8.1.111_20150725 – funguje</text:span></text:p>
            <text:p>AIR-CTVM-K9-8-1-102-0.rar - nefunguje</text:p>
            <text:p>AIR_CTVM_LARGE-K9_8_3_102_0.ova – ne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26"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5">
          <table:table-cell table:style-name="ce197" office:value-type="string" calcext:value-type="string">
            <text:p>Cisco vWAAS</text:p>
          </table:table-cell>
          <table:table-cell table:style-name="ce197" office:value-type="string" calcext:value-type="string">
            <text:p>Cisco vWAAS 5.5.3</text:p>
          </table:table-cell>
          <table:table-cell table:style-name="ce26" office:value-type="string" calcext:value-type="string">
            <text:p>vwaas-5.5.3-b59_20150415 </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3">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26"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3">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2">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32">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4"/>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1"/>
        </table:table-row>
        <table:table-row table:style-name="ro3">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6">-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8">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office:value-type="string" calcext:value-type="string">
            <text:p>Koncove zariadenia</text:p>
          </table:table-cell>
          <table:table-cell table:style-name="ce199"/>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9">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text:span text:style-name="T1">linux-debian-9.3.0-x64-xfce_20171209</text:span></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6">gpasswd -a user wireshark</text:span></text:p>
            <text:p/>
            <text:p><text:span text:style-name="T6">-Na zaciatku som dal virtualke 100 GB disk. Trvalo by skoro 2 dni, kym by som ho odoslal na server. Preto som sa ho rozhodol zmensit prikazmi na</text:span></text:p>
            <text:p/>
            <text:p><text:span text:style-name="T20"><text:a xlink:href="https://pve.proxmox.com/wiki/Shrink_Qcow2_Disk_Files" xlink:type="simple">https://pve.proxmox.com/wiki/Shrink_Qcow2_Disk_Files</text:a></text:span></text:p>
            <text:p><text:span text:style-name="T6">(hladat “Shrink the Disk File”)</text:span></text:p>
            <text:p><text:span text:style-name="T6">Kvoli lepsiemu vykonu virtualky som pouzil nekomprimujuci sposob konverzie prikazom</text:span></text:p>
            <text:p/>
            <text:p><text:span text:style-name="T6">sudo qemu-img convert -O qcow2 image.qcow2_backup image.qcow2</text:span></text:p>
            <text:p/>
            <text:p><text:span text:style-name="T6">mv debian.qcow2 debian.qcow2.backup</text:span></text:p>
            <text:p><text:span text:style-name="T6">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Linux</text:p>
          </table:table-cell>
          <table:table-cell table:style-name="ce197" office:value-type="string" calcext:value-type="string">
            <text:p>Alpine 3.7.0 CLI</text:p>
          </table:table-cell>
          <table:table-cell table:style-name="ce26" office:value-type="string" calcext:value-type="string">
            <text:p>linux-alpine-virt-3.7.0-x86</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16">
          <table:table-cell table:style-name="ce197" office:value-type="string" calcext:value-type="string">
            <text:p>Linux Ostinato</text:p>
          </table:table-cell>
          <table:table-cell table:style-name="ce197" office:value-type="string" calcext:value-type="string">
            <text:p>Linux Ostinato 8.0</text:p>
          </table:table-cell>
          <table:table-cell table:style-name="ce26"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25">adresari /opt/unetlab/addons/qemu/</text:span></text:p>
            <text:p/>
            <text:p><text:span text:style-name="T6">-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26">
          <table:table-cell table:style-name="ce197" office:value-type="string" calcext:value-type="string">
            <text:p>Linux Netem</text:p>
          </table:table-cell>
          <table:table-cell table:style-name="ce197" office:value-type="string" calcext:value-type="string">
            <text:p>Netem 2.0.3-61</text:p>
          </table:table-cell>
          <table:table-cell table:style-name="ce26" office:value-type="string" calcext:value-type="string">
            <text:p><text:span text:style-name="T10">netem 2.0.3-61 </text:span><text:span text:style-name="T8">(z balicka “eve-ng-addons-netem”) </text:span></text:p>
          </table:table-cell>
          <table:table-cell table:style-name="ce218" office:value-type="string" calcext:value-type="string">
            <text:p>QEMU</text:p>
          </table:table-cell>
          <table:table-cell table:style-name="ce208" office:value-type="string" calcext:value-type="string">
            <text:p>eve/eve</text:p>
          </table:table-cell>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6">-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4" office:value-type="string" calcext:value-type="string">
            <text:p>cloud/cloud</text:p>
          </table:table-cell>
          <table:table-cell table:style-name="ce44"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4" office:value-type="string" calcext:value-type="string">
            <text:p>cloud/cloud</text:p>
          </table:table-cell>
          <table:table-cell table:style-name="ce44"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4">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4" office:value-type="string" calcext:value-type="string">
            <text:p>cloud/cloud</text:p>
          </table:table-cell>
          <table:table-cell table:style-name="ce44"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4" office:value-type="string" calcext:value-type="string">
            <text:p>&lt;bez hesla&gt;</text:p>
          </table:table-cell>
          <table:table-cell table:style-name="ce44"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1"/>
        </table:table-row>
        <table:table-row table:style-name="ro33">
          <table:table-cell table:style-name="ce9" office:value-type="string" calcext:value-type="string">
            <text:p>Windows</text:p>
          </table:table-cell>
          <table:table-cell table:style-name="ce9" office:value-type="string" calcext:value-type="string">
            <text:p>Windows 10 Pro x86</text:p>
          </table:table-cell>
          <table:table-cell table:style-name="ce29" office:value-type="string" calcext:value-type="string">
            <text:p><text:span text:style-name="T8">Win10_1709_EnglishInternational_x32.iso</text:span></text:p>
            <text:p><text:span text:style-name="T8">=&gt; win-10-pro-x86-1709_20170930</text:span></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6">-Pridanie zariadenia</text:span></text:p>
            <text:p>./eve_ng/08_9_vytvorenie_windows_10_kvm_virtualky_s_virtio_ovladacmi-CIASTOCNY_NEUSPECH.txt</text:p>
            <text:p/>
            <text:p><text:span text:style-name="T6">-Legalny a aktivovany Windows klucom z mojho DreamSpark uctu</text:span></text:p>
            <text:p><text:span text:style-name="T6">-Windows optimalizovany na minimalizaciu spotreby operacnej pamate a diskovych operacii</text:span></text:p>
            <text:p><text:span text:style-name="T6">-Nainstalovane VIRTIO ovladace pre vyssi vykon disku, sietovych zariadeni a celkovy vykon systemu</text:span></text:p>
            <text:p><text:span text:style-name="T20"><text:a xlink:href="https://forum.proxmox.com/threads/differences-between-ide-virtio-scsi.8356/" xlink:type="simple">https://forum.proxmox.com/threads/differences-between-ide-virtio-scsi.8356/</text:a></text:span></text:p>
            <text:p><text:span text:style-name="T6">-Paging file (stranovaci subor) vypnuty, kvoli zvyseniu vykonu pri narocnejsich aplikaciach</text:span></text:p>
            <text:p><text:span text:style-name="T6">-Nainstalovane programy</text:span></text:p>
            <text:p><text:span text:style-name="T6">Firefox, Java JRE, VLC, Wireshark</text:span></text:p>
            <text:p/>
            <text:p><text:span text:style-name="T6">-RDP NA VSETKYCH WINDOWSOCH SA MUSI ZAPNUT EXPLICITNE!! VNC bude fungovat stale.</text:span></text:p>
            <text:p/>
            <text:p><text:span text:style-name="T6">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row>
        <table:table-row table:style-name="ro4">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row>
        <table:table-row table:style-name="ro4">
          <table:table-cell table:style-name="ce199" table:number-columns-repeated="2"/>
          <table:table-cell table:style-name="ce209" table:number-columns-repeated="4"/>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row>
        <table:table-row table:style-name="ro4">
          <table:table-cell table:style-name="ce194"/>
          <table:table-cell table:style-name="ce203"/>
          <table:table-cell table:style-name="ce194" table:number-columns-repeated="2"/>
          <table:table-cell table:style-name="ce44" table:number-columns-repeated="2"/>
          <table:table-cell table:style-name="ce53"/>
          <table:table-cell/>
          <table:table-cell table:style-name="ce194"/>
          <table:table-cell table:number-columns-repeated="2"/>
          <table:table-cell table:style-name="ce53"/>
          <table:table-cell table:style-name="ce226"/>
          <table:table-cell table:style-name="ce194"/>
          <table:table-cell table:style-name="ce226"/>
          <table:table-cell table:number-columns-repeated="4"/>
          <table:table-cell table:style-name="ce194"/>
          <table:table-cell table:style-name="ce226"/>
          <table:table-cell table:number-columns-repeated="1001"/>
        </table:table-row>
        <table:table-row table:style-name="ro4">
          <table:table-cell table:number-columns-repeated="5"/>
          <table:table-cell table:style-name="ce226"/>
          <table:table-cell table:number-columns-repeated="1016"/>
        </table:table-row>
        <table:table-row table:style-name="ro4" table:number-rows-repeated="2">
          <table:table-cell table:style-name="Default" table:number-columns-repeated="1022"/>
        </table:table-row>
        <table:table-row table:style-name="ro4">
          <table:table-cell table:style-name="ce194"/>
          <table:table-cell table:style-name="ce203"/>
          <table:table-cell table:style-name="ce213" table:number-columns-repeated="2"/>
          <table:table-cell table:style-name="ce226" table:number-columns-repeated="2"/>
          <table:table-cell table:style-name="ce238"/>
          <table:table-cell/>
          <table:table-cell table:style-name="ce213" table:number-columns-repeated="3"/>
          <table:table-cell table:style-name="ce238"/>
          <table:table-cell table:style-name="ce213" table:number-columns-repeated="26"/>
          <table:table-cell table:number-columns-repeated="984"/>
        </table:table-row>
        <table:table-row table:style-name="ro4">
          <table:table-cell table:number-columns-repeated="5"/>
          <table:table-cell table:style-name="ce226"/>
          <table:table-cell table:number-columns-repeated="1016"/>
        </table:table-row>
        <table:table-row table:style-name="ro4" table:number-rows-repeated="19">
          <table:table-cell table:number-columns-repeated="3"/>
          <table:table-cell table:style-name="ce194"/>
          <table:table-cell table:style-name="ce44"/>
          <table:table-cell table:style-name="ce226"/>
          <table:table-cell table:number-columns-repeated="1016"/>
        </table:table-row>
        <table:table-row table:style-name="ro4" table:number-rows-repeated="30">
          <table:table-cell table:number-columns-repeated="3"/>
          <table:table-cell table:style-name="ce203"/>
          <table:table-cell table:style-name="ce200"/>
          <table:table-cell table:style-name="ce226"/>
          <table:table-cell table:number-columns-repeated="1016"/>
        </table:table-row>
        <table:table-row table:style-name="ro4" table:number-rows-repeated="13">
          <table:table-cell table:number-columns-repeated="5"/>
          <table:table-cell table:style-name="ce226"/>
          <table:table-cell table:number-columns-repeated="1016"/>
        </table:table-row>
        <table:table-row table:style-name="ro4" table:number-rows-repeated="1048409">
          <table:table-cell table:number-columns-repeated="1022"/>
        </table:table-row>
        <table:table-row table:style-name="ro4">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9">00/00/0000</text:date>, <text:time style:data-style-name="N2" text:time-value="14:24:45.4952452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4-19T16:46:39.646979912</dc:date>
    <meta:editing-duration>P22DT20H14M48S</meta:editing-duration>
    <meta:editing-cycles>624</meta:editing-cycles>
    <meta:generator>LibreOffice/6.0.0.3$Linux_X86_64 LibreOffice_project/00m0$Build-3</meta:generator>
    <meta:document-statistic meta:table-count="1" meta:cell-count="790" meta:object-count="0"/>
  </office:meta>
</office:document-meta>
</file>